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lbany AMT" svg:font-family="'Albany AMT'"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97cm"/>
    </style:style>
    <style:style style:name="co2" style:family="table-column">
      <style:table-column-properties fo:break-before="auto" style:column-width="2.445cm"/>
    </style:style>
    <style:style style:name="co3" style:family="table-column">
      <style:table-column-properties fo:break-before="auto" style:column-width="2.614cm"/>
    </style:style>
    <style:style style:name="co4" style:family="table-column">
      <style:table-column-properties fo:break-before="auto" style:column-width="2.558cm"/>
    </style:style>
    <style:style style:name="co5" style:family="table-column">
      <style:table-column-properties fo:break-before="auto" style:column-width="2.669cm"/>
    </style:style>
    <style:style style:name="co6" style:family="table-column">
      <style:table-column-properties fo:break-before="auto" style:column-width="2.08cm"/>
    </style:style>
    <style:style style:name="co7" style:family="table-column">
      <style:table-column-properties fo:break-before="auto" style:column-width="2.388cm"/>
    </style:style>
    <style:style style:name="co8" style:family="table-column">
      <style:table-column-properties fo:break-before="auto" style:column-width="2.193cm"/>
    </style:style>
    <style:style style:name="co9" style:family="table-column">
      <style:table-column-properties fo:break-before="auto" style:column-width="2.164cm"/>
    </style:style>
    <style:style style:name="co10" style:family="table-column">
      <style:table-column-properties fo:break-before="auto" style:column-width="2.275cm"/>
    </style:style>
    <style:style style:name="co11" style:family="table-column">
      <style:table-column-properties fo:break-before="auto" style:column-width="2.304cm"/>
    </style:style>
    <style:style style:name="co12" style:family="table-column">
      <style:table-column-properties fo:break-before="auto" style:column-width="2.979cm"/>
    </style:style>
    <style:style style:name="co13" style:family="table-column">
      <style:table-column-properties fo:break-before="auto" style:column-width="4.05cm"/>
    </style:style>
    <style:style style:name="co14" style:family="table-column">
      <style:table-column-properties fo:break-before="auto" style:column-width="3.995cm"/>
    </style:style>
    <style:style style:name="co15" style:family="table-column">
      <style:table-column-properties fo:break-before="auto" style:column-width="5.789cm"/>
    </style:style>
    <style:style style:name="co16" style:family="table-column">
      <style:table-column-properties fo:break-before="auto" style:column-width="8.714cm"/>
    </style:style>
    <style:style style:name="co17" style:family="table-column">
      <style:table-column-properties fo:break-before="auto" style:column-width="25.945cm"/>
    </style:style>
    <style:style style:name="co18"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282cm" fo:break-before="auto" style:use-optimal-row-height="true"/>
    </style:style>
    <style:style style:name="ro3" style:family="table-row">
      <style:table-row-properties style:row-height="0.427cm" fo:break-before="auto" style:use-optimal-row-height="false"/>
    </style:style>
    <style:style style:name="ro4" style:family="table-row">
      <style:table-row-properties style:row-height="41.67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text-properties style:text-underline-style="solid" style:text-underline-width="auto" style:text-underline-color="font-color"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5" style:family="table-cell" style:parent-style-name="Default">
      <style:table-cell-properties fo:background-color="#b3b3b3"/>
    </style:style>
    <style:style style:name="ce6" style:family="table-cell" style:parent-style-name="Default">
      <style:table-cell-properties fo:background-color="#ffffff"/>
      <style:text-properties fo:font-size="6pt" style:font-size-asian="6pt" style:font-size-complex="6pt"/>
    </style:style>
    <style:style style:name="ce7" style:family="table-cell" style:parent-style-name="Default">
      <style:table-cell-properties fo:background-color="#ffffff"/>
    </style:style>
    <style:style style:name="ce8" style:family="table-cell" style:parent-style-name="Default">
      <style:table-cell-properties fo:background-color="#ff8080" style:text-align-source="fix" style:repeat-content="false"/>
      <style:paragraph-properties fo:text-align="start" fo:margin-left="0cm"/>
      <style:text-properties fo:color="#000000"/>
    </style:style>
    <style:style style:name="ce9" style:family="table-cell" style:parent-style-name="Default">
      <style:table-cell-properties fo:background-color="#9966cc" style:text-align-source="fix" style:repeat-content="false"/>
      <style:paragraph-properties fo:text-align="start" fo:margin-left="0cm"/>
      <style:text-properties fo:color="#000000"/>
    </style:style>
    <style:style style:name="ce10" style:family="table-cell" style:parent-style-name="Default">
      <style:table-cell-properties fo:background-color="#9966cc" style:text-align-source="fix" style:repeat-content="false"/>
      <style:paragraph-properties fo:text-align="start" fo:margin-left="0cm"/>
    </style:style>
    <style:style style:name="ce11" style:family="table-cell" style:parent-style-name="Default">
      <style:table-cell-properties fo:background-color="#ff8080" style:text-align-source="fix" style:repeat-content="false"/>
      <style:paragraph-properties fo:text-align="start" fo:margin-left="0cm"/>
    </style:style>
    <style:style style:name="ce12" style:family="table-cell" style:parent-style-name="Default">
      <style:table-cell-properties fo:background-color="#99ccff" style:text-align-source="fix" style:repeat-content="false"/>
      <style:paragraph-properties fo:text-align="start" fo:margin-left="0cm"/>
    </style:style>
    <style:style style:name="ce13" style:family="table-cell" style:parent-style-name="Default">
      <style:table-cell-properties fo:background-color="#b3b3b3" style:text-align-source="fix" style:repeat-content="false"/>
      <style:paragraph-properties fo:text-align="start" fo:margin-left="0cm"/>
    </style:style>
    <style:style style:name="ce14" style:family="table-cell" style:parent-style-name="Default">
      <style:table-cell-properties fo:background-color="#0000ff" style:text-align-source="fix" style:repeat-content="false"/>
      <style:paragraph-properties fo:text-align="start" fo:margin-left="0cm"/>
    </style:style>
    <style:style style:name="ce15" style:family="table-cell" style:parent-style-name="Default">
      <style:text-properties fo:color="#999999"/>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table-cell-properties fo:background-color="#3deb3d"/>
    </style:style>
    <style:style style:name="ce18" style:family="table-cell" style:parent-style-name="Default">
      <style:text-properties fo:font-size="6pt" style:font-size-asian="6pt" style:font-size-complex="6pt"/>
    </style:style>
    <style:style style:name="ce19" style:family="table-cell" style:parent-style-name="Default">
      <style:text-properties fo:color="#ff0000"/>
    </style:style>
    <style:style style:name="ce20" style:family="table-cell" style:parent-style-name="Default">
      <style:table-cell-properties fo:background-color="#b3b3b3"/>
      <style:text-properties fo:font-size="6pt" style:font-size-asian="6pt" style:font-size-complex="6pt"/>
    </style:style>
    <style:style style:name="ce21" style:family="table-cell" style:parent-style-name="Default">
      <style:text-properties fo:font-size="10pt" style:font-size-asian="10pt" style:font-size-complex="10pt"/>
    </style:style>
    <style:style style:name="ce22" style:family="table-cell" style:parent-style-name="Default">
      <style:table-cell-properties fo:background-color="#ff8080"/>
    </style:style>
    <style:style style:name="ce23" style:family="table-cell" style:parent-style-name="Default">
      <style:table-cell-properties fo:background-color="#99ccff"/>
    </style:style>
    <style:style style:name="ce24" style:family="table-cell" style:parent-style-name="Default">
      <style:table-cell-properties fo:background-color="#ff0000"/>
    </style:style>
    <style:style style:name="ce25" style:family="table-cell" style:parent-style-name="Default">
      <style:table-cell-properties fo:background-color="#ffff00"/>
    </style:style>
    <style:style style:name="ce26" style:family="table-cell" style:parent-style-name="Default">
      <style:text-properties fo:color="#ff3366"/>
    </style:style>
    <style:style style:name="ce27" style:family="table-cell" style:parent-style-name="Default">
      <style:table-cell-properties fo:background-color="#b3b3b3"/>
      <style:text-properties fo:color="#ff3366"/>
    </style:style>
    <style:style style:name="ce28" style:family="table-cell" style:parent-style-name="Default">
      <style:table-cell-properties fo:background-color="#ff6633"/>
    </style:style>
    <style:style style:name="ce29" style:family="table-cell" style:parent-style-name="Default">
      <style:table-cell-properties fo:background-color="#9966cc"/>
    </style:style>
    <style:style style:name="ce30" style:family="table-cell" style:parent-style-name="Default">
      <style:table-cell-properties fo:background-color="#ff00ff"/>
    </style:style>
    <style:style style:name="ce31" style:family="table-cell" style:parent-style-name="Default">
      <style:table-cell-properties fo:background-color="#ff6633"/>
      <style:text-properties fo:color="#999999"/>
    </style:style>
    <style:style style:name="ce32" style:family="table-cell" style:parent-style-name="Default">
      <style:table-cell-properties fo:background-color="#0000ff"/>
    </style:style>
    <style:style style:name="ce33" style:family="table-cell" style:parent-style-name="Default">
      <style:text-properties fo:font-size="6pt" fo:font-weight="normal" style:font-size-asian="6pt" style:font-weight-asian="normal" style:font-size-complex="6pt" style:font-weight-complex="normal"/>
    </style:style>
    <style:style style:name="ce34" style:family="table-cell" style:parent-style-name="Default">
      <style:table-cell-properties fo:background-color="#ffffff"/>
      <style:text-properties fo:color="#999999"/>
    </style:style>
    <style:style style:name="ce35" style:family="table-cell" style:parent-style-name="Default">
      <style:table-cell-properties fo:background-color="#ffcc99"/>
    </style:style>
    <style:style style:name="ce36" style:family="table-cell" style:parent-style-name="Default">
      <style:table-cell-properties fo:background-color="#ccffff"/>
    </style:style>
    <style:style style:name="ce37" style:family="table-cell" style:parent-style-name="Default">
      <style:text-properties fo:color="#000000"/>
    </style:style>
    <style:style style:name="ce38" style:family="table-cell" style:parent-style-name="Default">
      <style:table-cell-properties fo:background-color="#b3b3b3"/>
      <style:text-properties fo:color="#000000"/>
    </style:style>
    <style:style style:name="ce39" style:family="table-cell" style:parent-style-name="Default">
      <style:table-cell-properties fo:background-color="#ffffcc"/>
    </style:style>
  </office:automatic-styles>
  <office:body>
    <office:spreadsheet>
      <table:table table:name="Sheet1" table:style-name="ta1" table:print="false">
        <office:forms form:automatic-focus="false" form:apply-design-mode="false"/>
        <table:table-column table:style-name="co1" table:visibility="collapse" table:default-cell-style-name="ce16"/>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visibility="collapse" table:default-cell-style-name="Default"/>
        <table:table-column table:style-name="co17" table:default-cell-style-name="Default"/>
        <table:table-column table:style-name="co18" table:number-columns-repeated="16" table:default-cell-style-name="Default"/>
        <table:table-column table:style-name="co11" table:default-cell-style-name="Default"/>
        <table:table-column table:style-name="co18" table:number-columns-repeated="222" table:default-cell-style-name="Default"/>
        <table:table-row table:style-name="ro1">
          <table:table-cell table:style-name="ce1" office:value-type="string">
            <text:p>Pin and function listing for the Freescale HC9S12XDP512 chip and Technological Arts Adapt 9S12XDP512 card.</text:p>
          </table:table-cell>
          <table:table-cell table:number-columns-repeated="255"/>
        </table:table-row>
        <table:table-row table:style-name="ro1">
          <table:table-cell table:style-name="Default"/>
          <table:table-cell table:number-columns-repeated="255"/>
        </table:table-row>
        <table:table-row table:style-name="ro1">
          <table:table-cell table:style-name="ce1" office:value-type="string">
            <text:p>Copyright 2008 Fred Cooke</text:p>
          </table:table-cell>
          <table:table-cell table:number-columns-repeated="14"/>
          <table:table-cell office:value-type="string">
            <text:p>Currently to adhere to GCC compatibility it is intended NOT to use the XGATE at all. However it would certainly be prudent to ensure that the pin choices are compatible with using XGATE in the future.</text:p>
          </table:table-cell>
          <table:table-cell table:number-columns-repeated="240"/>
        </table:table-row>
        <table:table-row table:style-name="ro1">
          <table:table-cell table:style-name="ce2" office:value-type="string">
            <text:p>This file is licensed under the GNU FDL for the purposes of developing software, and hardware to run on and work with this chip and board respectively.</text:p>
          </table:table-cell>
          <table:table-cell table:number-columns-repeated="255"/>
        </table:table-row>
        <table:table-row table:style-name="ro1">
          <table:table-cell table:style-name="ce2" office:value-type="string">
            <text:p>Please see Sheet 2 for the GNU FDL terms.</text:p>
          </table:table-cell>
          <table:table-cell table:number-columns-repeated="14"/>
          <table:table-cell office:value-type="string">
            <text:p>Future XGATE tasks :</text:p>
          </table:table-cell>
          <table:table-cell office:value-type="string">
            <text:p>Serial SCI and/or SPI comms</text:p>
          </table:table-cell>
          <table:table-cell table:number-columns-repeated="239"/>
        </table:table-row>
        <table:table-row table:style-name="ro1">
          <table:table-cell table:style-name="ce3" office:value-type="string">
            <text:p>Legend :</text:p>
          </table:table-cell>
          <table:table-cell table:number-columns-repeated="14"/>
          <table:table-cell office:value-type="string">
            <text:p>(100% open to suggestion)</text:p>
          </table:table-cell>
          <table:table-cell office:value-type="string">
            <text:p>Software PWM</text:p>
          </table:table-cell>
          <table:table-cell table:number-columns-repeated="239"/>
        </table:table-row>
        <table:table-row table:style-name="ro1">
          <table:table-cell table:style-name="ce4" office:value-type="string">
            <text:p>144 pin ONLY</text:p>
          </table:table-cell>
          <table:table-cell table:style-name="ce4" office:value-type="string">
            <text:p>Does it</text:p>
          </table:table-cell>
          <table:table-cell table:style-name="ce4" office:value-type="string">
            <text:p>Doesn't do it</text:p>
          </table:table-cell>
          <table:table-cell table:style-name="ce4" office:value-type="string">
            <text:p>H1 header</text:p>
          </table:table-cell>
          <table:table-cell table:style-name="ce4" office:value-type="string">
            <text:p>H2 header</text:p>
          </table:table-cell>
          <table:table-cell table:style-name="ce4" office:value-type="string">
            <text:p>Can't use</text:p>
          </table:table-cell>
          <table:table-cell table:style-name="ce4" office:value-type="string">
            <text:p>Relocatable</text:p>
          </table:table-cell>
          <table:table-cell table:style-name="ce4" office:value-type="string">
            <text:p>H1 and H2</text:p>
          </table:table-cell>
          <table:table-cell table:style-name="ce4" office:value-type="string">
            <text:p>Unique</text:p>
          </table:table-cell>
          <table:table-cell table:style-name="ce4" office:value-type="string">
            <text:p>Warning</text:p>
          </table:table-cell>
          <table:table-cell table:style-name="ce4" office:value-type="string">
            <text:p>Top header</text:p>
          </table:table-cell>
          <table:table-cell table:style-name="ce4" office:value-type="string">
            <text:p>Input (normally)</text:p>
          </table:table-cell>
          <table:table-cell table:style-name="ce4" office:value-type="string">
            <text:p>Output (normally)</text:p>
          </table:table-cell>
          <table:table-cell office:value-type="string">
            <text:p>GPIO</text:p>
          </table:table-cell>
          <table:table-cell table:style-name="ce4" office:value-type="string">
            <text:p>Ignition output driving</text:p>
          </table:table-cell>
          <table:table-cell table:number-columns-repeated="2"/>
          <table:table-cell table:style-name="ce4" table:number-columns-repeated="16"/>
          <table:table-cell/>
          <table:table-cell table:style-name="ce4" table:number-columns-repeated="222"/>
        </table:table-row>
        <table:table-row table:style-name="ro1">
          <table:table-cell table:style-name="ce5"/>
          <table:table-cell table:style-name="ce17" office:value-type="string">
            <text:p>YES</text:p>
          </table:table-cell>
          <table:table-cell table:style-name="ce19" office:value-type="string">
            <text:p>NO</text:p>
          </table:table-cell>
          <table:table-cell table:style-name="ce22"/>
          <table:table-cell table:style-name="ce23"/>
          <table:table-cell table:style-name="ce24"/>
          <table:table-cell table:style-name="ce25"/>
          <table:table-cell table:style-name="ce29"/>
          <table:table-cell table:style-name="ce30"/>
          <table:table-cell table:style-name="ce31" office:value-type="string">
            <text:p>N/A</text:p>
          </table:table-cell>
          <table:table-cell table:style-name="ce32"/>
          <table:table-cell table:style-name="ce35"/>
          <table:table-cell table:style-name="ce36"/>
          <table:table-cell table:style-name="ce39"/>
          <table:table-cell office:value-type="string">
            <text:p>Input capture for rpm/engine position decoding</text:p>
          </table:table-cell>
          <table:table-cell table:number-columns-repeated="241"/>
        </table:table-row>
        <table:table-row table:style-name="ro2">
          <table:table-cell table:style-name="ce6" office:value-type="string">
            <text:p>Grey 30%</text:p>
          </table:table-cell>
          <table:table-cell table:style-name="ce18" office:value-type="string">
            <text:p>Green 7</text:p>
          </table:table-cell>
          <table:table-cell table:style-name="ce18" office:value-type="string">
            <text:p>Red 1</text:p>
          </table:table-cell>
          <table:table-cell table:style-name="ce18" office:value-type="string">
            <text:p>Salmon</text:p>
          </table:table-cell>
          <table:table-cell table:style-name="ce18" office:value-type="string">
            <text:p>Blue 8</text:p>
          </table:table-cell>
          <table:table-cell table:style-name="ce18" office:value-type="string">
            <text:p>Light Red</text:p>
          </table:table-cell>
          <table:table-cell table:style-name="ce18" office:value-type="string">
            <text:p>Yellow</text:p>
          </table:table-cell>
          <table:table-cell table:style-name="ce18" office:value-type="string">
            <text:p>Magenta 4</text:p>
          </table:table-cell>
          <table:table-cell table:style-name="ce18" office:value-type="string">
            <text:p>Light Magenta</text:p>
          </table:table-cell>
          <table:table-cell table:style-name="ce18" office:value-type="string">
            <text:p>Orange 2</text:p>
          </table:table-cell>
          <table:table-cell table:style-name="ce33" office:value-type="string">
            <text:p>Light Blue</text:p>
          </table:table-cell>
          <table:table-cell table:style-name="ce18" office:value-type="string">
            <text:p>Orange 4</text:p>
          </table:table-cell>
          <table:table-cell table:style-name="ce6" office:value-type="string">
            <text:p>Pale green</text:p>
          </table:table-cell>
          <table:table-cell table:style-name="ce18" office:value-type="string">
            <text:p>Pale yellow</text:p>
          </table:table-cell>
          <table:table-cell table:style-name="ce18" table:number-columns-repeated="242"/>
        </table:table-row>
        <table:table-row table:style-name="ro1">
          <table:table-cell table:style-name="ce7"/>
          <table:table-cell table:number-columns-repeated="9"/>
          <table:table-cell table:style-name="ce4"/>
          <table:table-cell table:number-columns-repeated="3"/>
          <table:table-cell table:style-name="ce7"/>
          <table:table-cell table:number-columns-repeated="241"/>
        </table:table-row>
        <table:table-row table:style-name="ro1">
          <table:table-cell table:style-name="ce2" office:value-type="string">
            <text:p>Adapt Pin</text:p>
          </table:table-cell>
          <table:table-cell table:style-name="ce1" office:value-type="string">
            <text:p>Module</text:p>
          </table:table-cell>
          <table:table-cell table:style-name="ce1" office:value-type="string">
            <text:p>CPU name</text:p>
          </table:table-cell>
          <table:table-cell table:style-name="ce1" office:value-type="string">
            <text:p>Inner name</text:p>
          </table:table-cell>
          <table:table-cell table:style-name="ce1" office:value-type="string">
            <text:p>Outer name</text:p>
          </table:table-cell>
          <table:table-cell table:style-name="ce1" office:value-type="string">
            <text:p>MCU pin</text:p>
          </table:table-cell>
          <table:table-cell table:style-name="ce1" office:value-type="string">
            <text:p>Digital out</text:p>
          </table:table-cell>
          <table:table-cell table:style-name="ce1" office:value-type="string">
            <text:p>Digital in</text:p>
          </table:table-cell>
          <table:table-cell table:style-name="ce1" office:value-type="string">
            <text:p>Analog in</text:p>
          </table:table-cell>
          <table:table-cell table:style-name="ce1" office:value-type="string">
            <text:p>H/W PWM</text:p>
          </table:table-cell>
          <table:table-cell table:style-name="ce1" office:value-type="string">
            <text:p>ECT timed</text:p>
          </table:table-cell>
          <table:table-cell table:style-name="ce1" office:value-type="string">
            <text:p>Interruptable</text:p>
          </table:table-cell>
          <table:table-cell table:style-name="ce1" office:value-type="string">
            <text:p>Bootload state</text:p>
          </table:table-cell>
          <table:table-cell table:style-name="ce1" office:value-type="string">
            <text:p>During reset</text:p>
          </table:table-cell>
          <table:table-cell table:style-name="ce1" office:value-type="string">
            <text:p>Freescale intended use</text:p>
          </table:table-cell>
          <table:table-cell table:style-name="ce1" office:value-type="string">
            <text:p>Our use</text:p>
          </table:table-cell>
          <table:table-cell table:style-name="ce1" office:value-type="string">
            <text:p>Notes</text:p>
          </table:table-cell>
          <table:table-cell table:style-name="ce1" table:number-columns-repeated="16"/>
          <table:table-cell/>
          <table:table-cell table:style-name="ce1" table:number-columns-repeated="222"/>
        </table:table-row>
        <table:table-row table:style-name="ro1">
          <table:table-cell table:style-name="ce8" office:value-type="float" office:value="30">
            <text:p>30</text:p>
          </table:table-cell>
          <table:table-cell office:value-type="string">
            <text:p>ATD0+ATD1</text:p>
          </table:table-cell>
          <table:table-cell office:value-type="string">
            <text:p>VRH</text:p>
          </table:table-cell>
          <table:table-cell table:number-columns-repeated="2" table:style-name="ce15" office:value-type="string">
            <text:p>N/A</text:p>
          </table:table-cell>
          <table:table-cell office:value-type="string">
            <text:p>VRH</text:p>
          </table:table-cell>
          <table:table-cell table:number-columns-repeated="4" table:style-name="ce15" office:value-type="string">
            <text:p>N/A</text:p>
          </table:table-cell>
          <table:table-cell table:style-name="ce34" office:value-type="string">
            <text:p>N/A</text:p>
          </table:table-cell>
          <table:table-cell table:number-columns-repeated="3" table:style-name="ce15" office:value-type="string">
            <text:p>N/A</text:p>
          </table:table-cell>
          <table:table-cell office:value-type="string">
            <text:p>Hi Referance Voltage for ATD</text:p>
          </table:table-cell>
          <table:table-cell office:value-type="string">
            <text:p>+5.0V</text:p>
          </table:table-cell>
          <table:table-cell office:value-type="string">
            <text:p>Possibly connect the main board 5v ldo supply here</text:p>
          </table:table-cell>
          <table:table-cell table:number-columns-repeated="239"/>
        </table:table-row>
        <table:table-row table:style-name="ro1">
          <table:table-cell table:style-name="ce8" office:value-type="float" office:value="31">
            <text:p>31</text:p>
          </table:table-cell>
          <table:table-cell office:value-type="string">
            <text:p>ATD0+ATD1</text:p>
          </table:table-cell>
          <table:table-cell office:value-type="string">
            <text:p>VRL</text:p>
          </table:table-cell>
          <table:table-cell table:number-columns-repeated="2" table:style-name="ce15" office:value-type="string">
            <text:p>N/A</text:p>
          </table:table-cell>
          <table:table-cell office:value-type="string">
            <text:p>VRL</text:p>
          </table:table-cell>
          <table:table-cell table:number-columns-repeated="4" table:style-name="ce15" office:value-type="string">
            <text:p>N/A</text:p>
          </table:table-cell>
          <table:table-cell table:style-name="ce34" office:value-type="string">
            <text:p>N/A</text:p>
          </table:table-cell>
          <table:table-cell table:number-columns-repeated="3" table:style-name="ce15" office:value-type="string">
            <text:p>N/A</text:p>
          </table:table-cell>
          <table:table-cell office:value-type="string">
            <text:p>Low Referance Voltage for ATD</text:p>
          </table:table-cell>
          <table:table-cell office:value-type="string">
            <text:p>Ground</text:p>
          </table:table-cell>
          <table:table-cell office:value-type="string">
            <text:p>Signal ground</text:p>
          </table:table-cell>
          <table:table-cell table:number-columns-repeated="239"/>
        </table:table-row>
        <table:table-row table:style-name="ro1">
          <table:table-cell table:style-name="ce9" office:value-type="string">
            <text:p>47 H1, 50 H2</text:p>
          </table:table-cell>
          <table:table-cell office:value-type="string">
            <text:p>ATD0+ATD1</text:p>
          </table:table-cell>
          <table:table-cell office:value-type="string">
            <text:p>VDDA</text:p>
          </table:table-cell>
          <table:table-cell table:number-columns-repeated="2" table:style-name="ce15" office:value-type="string">
            <text:p>N/A</text:p>
          </table:table-cell>
          <table:table-cell office:value-type="string">
            <text:p>VDDA</text:p>
          </table:table-cell>
          <table:table-cell table:number-columns-repeated="8" table:style-name="ce15" office:value-type="string">
            <text:p>N/A</text:p>
          </table:table-cell>
          <table:table-cell office:value-type="string">
            <text:p>Supply power for ATD and Vreg</text:p>
          </table:table-cell>
          <table:table-cell office:value-type="string">
            <text:p>+5.0V</text:p>
          </table:table-cell>
          <table:table-cell office:value-type="string">
            <text:p>On board power supply</text:p>
          </table:table-cell>
          <table:table-cell table:number-columns-repeated="239"/>
        </table:table-row>
        <table:table-row table:style-name="ro1">
          <table:table-cell table:style-name="ce10" office:value-type="string">
            <text:p>49,50 H1, 49 H2</text:p>
          </table:table-cell>
          <table:table-cell office:value-type="string">
            <text:p>ATD0+ATD1</text:p>
          </table:table-cell>
          <table:table-cell office:value-type="string">
            <text:p>VSSA</text:p>
          </table:table-cell>
          <table:table-cell table:number-columns-repeated="2" table:style-name="ce15" office:value-type="string">
            <text:p>N/A</text:p>
          </table:table-cell>
          <table:table-cell office:value-type="string">
            <text:p>VSSA</text:p>
          </table:table-cell>
          <table:table-cell table:number-columns-repeated="8" table:style-name="ce15" office:value-type="string">
            <text:p>N/A</text:p>
          </table:table-cell>
          <table:table-cell office:value-type="string">
            <text:p>Supply ground for ATD and Vreg</text:p>
          </table:table-cell>
          <table:table-cell office:value-type="string">
            <text:p>Ground</text:p>
          </table:table-cell>
          <table:table-cell office:value-type="string">
            <text:p>Signal ground</text:p>
          </table:table-cell>
          <table:table-cell table:number-columns-repeated="239"/>
        </table:table-row>
        <table:table-row table:style-name="ro1">
          <table:table-cell table:style-name="ce11" office:value-type="float" office:value="22">
            <text:p>22</text:p>
          </table:table-cell>
          <table:table-cell office:value-type="string">
            <text:p>ATD0</text:p>
          </table:table-cell>
          <table:table-cell office:value-type="string">
            <text:p>AN0</text:p>
          </table:table-cell>
          <table:table-cell office:value-type="string">
            <text:p>DDRAD0</text:p>
          </table:table-cell>
          <table:table-cell office:value-type="string">
            <text:p>AD0</text:p>
          </table:table-cell>
          <table:table-cell office:value-type="string">
            <text:p>PAD00</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IAT – Inlet Air Temperature (Kelvin)</text:p>
          </table:table-cell>
          <table:table-cell table:style-name="ce25" office:value-type="string">
            <text:p>All these</text:p>
          </table:table-cell>
          <table:table-cell table:number-columns-repeated="239"/>
        </table:table-row>
        <table:table-row table:style-name="ro1">
          <table:table-cell table:style-name="ce11" office:value-type="float" office:value="23">
            <text:p>23</text:p>
          </table:table-cell>
          <table:table-cell office:value-type="string">
            <text:p>ATD0</text:p>
          </table:table-cell>
          <table:table-cell office:value-type="string">
            <text:p>AN1</text:p>
          </table:table-cell>
          <table:table-cell office:value-type="string">
            <text:p>DDRAD0</text:p>
          </table:table-cell>
          <table:table-cell office:value-type="string">
            <text:p>AD0</text:p>
          </table:table-cell>
          <table:table-cell office:value-type="string">
            <text:p>PAD01</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CHT – Coolant / Head Temperature (Kelvin)</text:p>
          </table:table-cell>
          <table:table-cell table:style-name="ce25" office:value-type="string">
            <text:p>yellow ones</text:p>
          </table:table-cell>
          <table:table-cell table:number-columns-repeated="239"/>
        </table:table-row>
        <table:table-row table:style-name="ro1">
          <table:table-cell table:style-name="ce11" office:value-type="float" office:value="24">
            <text:p>24</text:p>
          </table:table-cell>
          <table:table-cell office:value-type="string">
            <text:p>ATD0</text:p>
          </table:table-cell>
          <table:table-cell office:value-type="string">
            <text:p>AN2</text:p>
          </table:table-cell>
          <table:table-cell office:value-type="string">
            <text:p>DDRAD0</text:p>
          </table:table-cell>
          <table:table-cell office:value-type="string">
            <text:p>AD0</text:p>
          </table:table-cell>
          <table:table-cell office:value-type="string">
            <text:p>PAD02</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TPS – Throttle Position Sensor (%)</text:p>
          </table:table-cell>
          <table:table-cell table:style-name="ce25" office:value-type="string">
            <text:p>are swap</text:p>
          </table:table-cell>
          <table:table-cell table:number-columns-repeated="239"/>
        </table:table-row>
        <table:table-row table:style-name="ro1">
          <table:table-cell table:style-name="ce11" office:value-type="float" office:value="25">
            <text:p>25</text:p>
          </table:table-cell>
          <table:table-cell office:value-type="string">
            <text:p>ATD0</text:p>
          </table:table-cell>
          <table:table-cell office:value-type="string">
            <text:p>AN3</text:p>
          </table:table-cell>
          <table:table-cell office:value-type="string">
            <text:p>DDRAD0</text:p>
          </table:table-cell>
          <table:table-cell office:value-type="string">
            <text:p>AD0</text:p>
          </table:table-cell>
          <table:table-cell office:value-type="string">
            <text:p>PAD03</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EGO – Exhaust Gas Oxygen (lambda)</text:p>
          </table:table-cell>
          <table:table-cell table:style-name="ce25" office:value-type="string">
            <text:p>able to suit</text:p>
          </table:table-cell>
          <table:table-cell table:number-columns-repeated="239"/>
        </table:table-row>
        <table:table-row table:style-name="ro1">
          <table:table-cell table:style-name="ce11" office:value-type="float" office:value="29">
            <text:p>29</text:p>
          </table:table-cell>
          <table:table-cell office:value-type="string">
            <text:p>ATD0</text:p>
          </table:table-cell>
          <table:table-cell office:value-type="string">
            <text:p>AN4</text:p>
          </table:table-cell>
          <table:table-cell office:value-type="string">
            <text:p>DDRAD0</text:p>
          </table:table-cell>
          <table:table-cell office:value-type="string">
            <text:p>AD0</text:p>
          </table:table-cell>
          <table:table-cell office:value-type="string">
            <text:p>PAD04</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MAP – Manifold Absolute Pressure (kPa)</text:p>
          </table:table-cell>
          <table:table-cell table:style-name="ce25" office:value-type="string">
            <text:p>board layout</text:p>
          </table:table-cell>
          <table:table-cell table:number-columns-repeated="239"/>
        </table:table-row>
        <table:table-row table:style-name="ro1">
          <table:table-cell table:style-name="ce11" office:value-type="float" office:value="28">
            <text:p>28</text:p>
          </table:table-cell>
          <table:table-cell office:value-type="string">
            <text:p>ATD0</text:p>
          </table:table-cell>
          <table:table-cell office:value-type="string">
            <text:p>AN5</text:p>
          </table:table-cell>
          <table:table-cell office:value-type="string">
            <text:p>DDRAD0</text:p>
          </table:table-cell>
          <table:table-cell office:value-type="string">
            <text:p>AD0</text:p>
          </table:table-cell>
          <table:table-cell office:value-type="string">
            <text:p>PAD05</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AAP – Atmospheric Absolute Pressure (kPa)</text:p>
          </table:table-cell>
          <table:table-cell table:style-name="ce25" office:value-type="string">
            <text:p>needs at</text:p>
          </table:table-cell>
          <table:table-cell table:number-columns-repeated="239"/>
        </table:table-row>
        <table:table-row table:style-name="ro1">
          <table:table-cell table:style-name="ce11" office:value-type="float" office:value="27">
            <text:p>27</text:p>
          </table:table-cell>
          <table:table-cell office:value-type="string">
            <text:p>ATD0</text:p>
          </table:table-cell>
          <table:table-cell office:value-type="string">
            <text:p>AN6</text:p>
          </table:table-cell>
          <table:table-cell office:value-type="string">
            <text:p>DDRAD0</text:p>
          </table:table-cell>
          <table:table-cell office:value-type="string">
            <text:p>AD0</text:p>
          </table:table-cell>
          <table:table-cell office:value-type="string">
            <text:p>PAD06</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BRV – Battery Voltage Reference <text:s/>(Volts)</text:p>
          </table:table-cell>
          <table:table-cell table:style-name="ce25" office:value-type="string">
            <text:p>the designers</text:p>
          </table:table-cell>
          <table:table-cell table:number-columns-repeated="239"/>
        </table:table-row>
        <table:table-row table:style-name="ro1">
          <table:table-cell table:style-name="ce11" office:value-type="float" office:value="26">
            <text:p>26</text:p>
          </table:table-cell>
          <table:table-cell office:value-type="string">
            <text:p>ATD0</text:p>
          </table:table-cell>
          <table:table-cell office:value-type="string">
            <text:p>AN7</text:p>
          </table:table-cell>
          <table:table-cell office:value-type="string">
            <text:p>DDRAD0</text:p>
          </table:table-cell>
          <table:table-cell office:value-type="string">
            <text:p>AD0</text:p>
          </table:table-cell>
          <table:table-cell office:value-type="string">
            <text:p>PAD07</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MAT – Manifold Air Temperature (Kelvin)</text:p>
          </table:table-cell>
          <table:table-cell table:style-name="ce25" office:value-type="string">
            <text:p>whim.</text:p>
          </table:table-cell>
          <table:table-cell table:number-columns-repeated="239"/>
        </table:table-row>
        <table:table-row table:style-name="ro1">
          <table:table-cell table:style-name="ce12" office:value-type="float" office:value="22">
            <text:p>22</text:p>
          </table:table-cell>
          <table:table-cell office:value-type="string">
            <text:p>ATD1</text:p>
          </table:table-cell>
          <table:table-cell office:value-type="string">
            <text:p>AN8</text:p>
          </table:table-cell>
          <table:table-cell office:value-type="string">
            <text:p>DDRAD1</text:p>
          </table:table-cell>
          <table:table-cell office:value-type="string">
            <text:p>AD1</text:p>
          </table:table-cell>
          <table:table-cell office:value-type="string">
            <text:p>PAD08</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EGO2 – Exhaust Gas Oxygen 2 (lambda)</text:p>
          </table:table-cell>
          <table:table-cell table:style-name="ce25" office:value-type="string">
            <text:p>All these</text:p>
          </table:table-cell>
          <table:table-cell table:number-columns-repeated="239"/>
        </table:table-row>
        <table:table-row table:style-name="ro1">
          <table:table-cell table:style-name="ce12" office:value-type="float" office:value="23">
            <text:p>23</text:p>
          </table:table-cell>
          <table:table-cell office:value-type="string">
            <text:p>ATD1</text:p>
          </table:table-cell>
          <table:table-cell office:value-type="string">
            <text:p>AN9</text:p>
          </table:table-cell>
          <table:table-cell office:value-type="string">
            <text:p>DDRAD1</text:p>
          </table:table-cell>
          <table:table-cell office:value-type="string">
            <text:p>AD1</text:p>
          </table:table-cell>
          <table:table-cell office:value-type="string">
            <text:p>PAD09</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IAP – Intercooler Absolute Pressure (kPa)</text:p>
          </table:table-cell>
          <table:table-cell table:style-name="ce25" office:value-type="string">
            <text:p>yellow ones</text:p>
          </table:table-cell>
          <table:table-cell table:number-columns-repeated="239"/>
        </table:table-row>
        <table:table-row table:style-name="ro1">
          <table:table-cell table:style-name="ce12" office:value-type="float" office:value="24">
            <text:p>24</text:p>
          </table:table-cell>
          <table:table-cell office:value-type="string">
            <text:p>ATD1</text:p>
          </table:table-cell>
          <table:table-cell office:value-type="string">
            <text:p>AN10</text:p>
          </table:table-cell>
          <table:table-cell office:value-type="string">
            <text:p>DDRAD1</text:p>
          </table:table-cell>
          <table:table-cell office:value-type="string">
            <text:p>AD1</text:p>
          </table:table-cell>
          <table:table-cell office:value-type="string">
            <text:p>PAD10</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5" office:value-type="string">
            <text:p>MAF – Mass Air Flow (gm/sec/dimensionless)</text:p>
          </table:table-cell>
          <table:table-cell table:style-name="ce25" office:value-type="string">
            <text:p>are swap</text:p>
          </table:table-cell>
          <table:table-cell table:number-columns-repeated="239"/>
        </table:table-row>
        <table:table-row table:style-name="ro1">
          <table:table-cell table:style-name="ce12" office:value-type="float" office:value="25">
            <text:p>25</text:p>
          </table:table-cell>
          <table:table-cell office:value-type="string">
            <text:p>ATD1</text:p>
          </table:table-cell>
          <table:table-cell office:value-type="string">
            <text:p>AN11</text:p>
          </table:table-cell>
          <table:table-cell office:value-type="string">
            <text:p>DDRAD1</text:p>
          </table:table-cell>
          <table:table-cell office:value-type="string">
            <text:p>AD1</text:p>
          </table:table-cell>
          <table:table-cell office:value-type="string">
            <text:p>PAD11</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9" office:value-type="string">
            <text:p>SpareADC3 (ADC1 3)</text:p>
          </table:table-cell>
          <table:table-cell table:style-name="ce25" office:value-type="string">
            <text:p>able to suit</text:p>
          </table:table-cell>
          <table:table-cell table:number-columns-repeated="239"/>
        </table:table-row>
        <table:table-row table:style-name="ro1">
          <table:table-cell table:style-name="ce12" office:value-type="float" office:value="29">
            <text:p>29</text:p>
          </table:table-cell>
          <table:table-cell office:value-type="string">
            <text:p>ATD1</text:p>
          </table:table-cell>
          <table:table-cell office:value-type="string">
            <text:p>AN12</text:p>
          </table:table-cell>
          <table:table-cell office:value-type="string">
            <text:p>DDRAD1</text:p>
          </table:table-cell>
          <table:table-cell office:value-type="string">
            <text:p>AD1</text:p>
          </table:table-cell>
          <table:table-cell office:value-type="string">
            <text:p>PAD12</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9" office:value-type="string">
            <text:p>SpareADC4 (ADC1 4)</text:p>
          </table:table-cell>
          <table:table-cell table:style-name="ce25" office:value-type="string">
            <text:p>board layout</text:p>
          </table:table-cell>
          <table:table-cell table:number-columns-repeated="239"/>
        </table:table-row>
        <table:table-row table:style-name="ro1">
          <table:table-cell table:style-name="ce12" office:value-type="float" office:value="28">
            <text:p>28</text:p>
          </table:table-cell>
          <table:table-cell office:value-type="string">
            <text:p>ATD1</text:p>
          </table:table-cell>
          <table:table-cell office:value-type="string">
            <text:p>AN13</text:p>
          </table:table-cell>
          <table:table-cell office:value-type="string">
            <text:p>DDRAD1</text:p>
          </table:table-cell>
          <table:table-cell office:value-type="string">
            <text:p>AD1</text:p>
          </table:table-cell>
          <table:table-cell office:value-type="string">
            <text:p>PAD13</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9" office:value-type="string">
            <text:p>SpareADC5 (ADC1 5)</text:p>
          </table:table-cell>
          <table:table-cell table:style-name="ce25" office:value-type="string">
            <text:p>needs at</text:p>
          </table:table-cell>
          <table:table-cell table:number-columns-repeated="239"/>
        </table:table-row>
        <table:table-row table:style-name="ro1">
          <table:table-cell table:style-name="ce12" office:value-type="float" office:value="27">
            <text:p>27</text:p>
          </table:table-cell>
          <table:table-cell office:value-type="string">
            <text:p>ATD1</text:p>
          </table:table-cell>
          <table:table-cell office:value-type="string">
            <text:p>AN14</text:p>
          </table:table-cell>
          <table:table-cell office:value-type="string">
            <text:p>DDRAD1</text:p>
          </table:table-cell>
          <table:table-cell office:value-type="string">
            <text:p>AD1</text:p>
          </table:table-cell>
          <table:table-cell office:value-type="string">
            <text:p>PAD14</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9" office:value-type="string">
            <text:p>SpareADC6 (ADC1 6)</text:p>
          </table:table-cell>
          <table:table-cell table:style-name="ce25" office:value-type="string">
            <text:p>the designers</text:p>
          </table:table-cell>
          <table:table-cell table:number-columns-repeated="239"/>
        </table:table-row>
        <table:table-row table:style-name="ro1">
          <table:table-cell table:style-name="ce12" office:value-type="float" office:value="26">
            <text:p>26</text:p>
          </table:table-cell>
          <table:table-cell office:value-type="string">
            <text:p>ATD1</text:p>
          </table:table-cell>
          <table:table-cell office:value-type="string">
            <text:p>AN15</text:p>
          </table:table-cell>
          <table:table-cell office:value-type="string">
            <text:p>DDRAD1</text:p>
          </table:table-cell>
          <table:table-cell office:value-type="string">
            <text:p>AD1</text:p>
          </table:table-cell>
          <table:table-cell office:value-type="string">
            <text:p>PAD15</text:p>
          </table:table-cell>
          <table:table-cell table:style-name="ce26" office:value-type="string">
            <text:p>NO</text:p>
          </table:table-cell>
          <table:table-cell table:style-name="ce17" office:value-type="string">
            <text:p>YES</text:p>
          </table:table-cell>
          <table:table-cell table:style-name="ce30" office:value-type="string">
            <text:p>YES</text:p>
          </table:table-cell>
          <table:table-cell table:number-columns-repeated="3" table:style-name="ce26" office:value-type="string">
            <text:p>NO</text:p>
          </table:table-cell>
          <table:table-cell table:number-columns-repeated="2" table:style-name="ce37" office:value-type="string">
            <text:p>neutral in</text:p>
          </table:table-cell>
          <table:table-cell office:value-type="string">
            <text:p>Analog input</text:p>
          </table:table-cell>
          <table:table-cell table:style-name="ce39" office:value-type="string">
            <text:p>SpareADC7 (ADC1 7)</text:p>
          </table:table-cell>
          <table:table-cell table:style-name="ce25" office:value-type="string">
            <text:p>whim.</text:p>
          </table:table-cell>
          <table:table-cell table:number-columns-repeated="239"/>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16</text:p>
          </table:table-cell>
          <table:table-cell table:style-name="ce5" office:value-type="string">
            <text:p>DDRAD1</text:p>
          </table:table-cell>
          <table:table-cell table:style-name="ce5" office:value-type="string">
            <text:p>AD1</text:p>
          </table:table-cell>
          <table:table-cell table:style-name="ce5" office:value-type="string">
            <text:p>PAD16</text:p>
          </table:table-cell>
          <table:table-cell table:style-name="ce27" office:value-type="string">
            <text:p>NO</text:p>
          </table:table-cell>
          <table:table-cell table:number-columns-repeated="2" table:style-name="ce5" office:value-type="string">
            <text:p>YES</text:p>
          </table:table-cell>
          <table:table-cell table:number-columns-repeated="3" table:style-name="ce27" office:value-type="string">
            <text:p>NO</text:p>
          </table:table-cell>
          <table:table-cell table:number-columns-repeated="2"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17</text:p>
          </table:table-cell>
          <table:table-cell table:style-name="ce5" office:value-type="string">
            <text:p>DDRAD1</text:p>
          </table:table-cell>
          <table:table-cell table:style-name="ce5" office:value-type="string">
            <text:p>AD1</text:p>
          </table:table-cell>
          <table:table-cell table:style-name="ce5" office:value-type="string">
            <text:p>PAD17</text:p>
          </table:table-cell>
          <table:table-cell table:style-name="ce27" office:value-type="string">
            <text:p>NO</text:p>
          </table:table-cell>
          <table:table-cell table:number-columns-repeated="2" table:style-name="ce5" office:value-type="string">
            <text:p>YES</text:p>
          </table:table-cell>
          <table:table-cell table:number-columns-repeated="3" table:style-name="ce27" office:value-type="string">
            <text:p>NO</text:p>
          </table:table-cell>
          <table:table-cell table:number-columns-repeated="2"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18</text:p>
          </table:table-cell>
          <table:table-cell table:style-name="ce5" office:value-type="string">
            <text:p>DDRAD1</text:p>
          </table:table-cell>
          <table:table-cell table:style-name="ce5" office:value-type="string">
            <text:p>AD1</text:p>
          </table:table-cell>
          <table:table-cell table:style-name="ce5" office:value-type="string">
            <text:p>PAD18</text:p>
          </table:table-cell>
          <table:table-cell table:style-name="ce27" office:value-type="string">
            <text:p>NO</text:p>
          </table:table-cell>
          <table:table-cell table:number-columns-repeated="2" table:style-name="ce5" office:value-type="string">
            <text:p>YES</text:p>
          </table:table-cell>
          <table:table-cell table:number-columns-repeated="3" table:style-name="ce27" office:value-type="string">
            <text:p>NO</text:p>
          </table:table-cell>
          <table:table-cell table:number-columns-repeated="2"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19</text:p>
          </table:table-cell>
          <table:table-cell table:style-name="ce5" office:value-type="string">
            <text:p>DDRAD1</text:p>
          </table:table-cell>
          <table:table-cell table:style-name="ce5" office:value-type="string">
            <text:p>AD1</text:p>
          </table:table-cell>
          <table:table-cell table:style-name="ce5" office:value-type="string">
            <text:p>PAD19</text:p>
          </table:table-cell>
          <table:table-cell table:style-name="ce27" office:value-type="string">
            <text:p>NO</text:p>
          </table:table-cell>
          <table:table-cell table:number-columns-repeated="2" table:style-name="ce5" office:value-type="string">
            <text:p>YES</text:p>
          </table:table-cell>
          <table:table-cell table:number-columns-repeated="3" table:style-name="ce27" office:value-type="string">
            <text:p>NO</text:p>
          </table:table-cell>
          <table:table-cell table:number-columns-repeated="2"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20</text:p>
          </table:table-cell>
          <table:table-cell table:style-name="ce5" office:value-type="string">
            <text:p>DDRAD1</text:p>
          </table:table-cell>
          <table:table-cell table:style-name="ce5" office:value-type="string">
            <text:p>AD1</text:p>
          </table:table-cell>
          <table:table-cell table:style-name="ce5" office:value-type="string">
            <text:p>PAD20</text:p>
          </table:table-cell>
          <table:table-cell table:style-name="ce27" office:value-type="string">
            <text:p>NO</text:p>
          </table:table-cell>
          <table:table-cell table:number-columns-repeated="2" table:style-name="ce5" office:value-type="string">
            <text:p>YES</text:p>
          </table:table-cell>
          <table:table-cell table:number-columns-repeated="3" table:style-name="ce27" office:value-type="string">
            <text:p>NO</text:p>
          </table:table-cell>
          <table:table-cell table:number-columns-repeated="2"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21</text:p>
          </table:table-cell>
          <table:table-cell table:style-name="ce5" office:value-type="string">
            <text:p>DDRAD1</text:p>
          </table:table-cell>
          <table:table-cell table:style-name="ce5" office:value-type="string">
            <text:p>AD1</text:p>
          </table:table-cell>
          <table:table-cell table:style-name="ce5" office:value-type="string">
            <text:p>PAD21</text:p>
          </table:table-cell>
          <table:table-cell table:style-name="ce27" office:value-type="string">
            <text:p>NO</text:p>
          </table:table-cell>
          <table:table-cell table:number-columns-repeated="2" table:style-name="ce5" office:value-type="string">
            <text:p>YES</text:p>
          </table:table-cell>
          <table:table-cell table:number-columns-repeated="3" table:style-name="ce27" office:value-type="string">
            <text:p>NO</text:p>
          </table:table-cell>
          <table:table-cell table:number-columns-repeated="2"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22</text:p>
          </table:table-cell>
          <table:table-cell table:style-name="ce5" office:value-type="string">
            <text:p>DDRAD1</text:p>
          </table:table-cell>
          <table:table-cell table:style-name="ce5" office:value-type="string">
            <text:p>AD1</text:p>
          </table:table-cell>
          <table:table-cell table:style-name="ce5" office:value-type="string">
            <text:p>PAD22</text:p>
          </table:table-cell>
          <table:table-cell table:style-name="ce27" office:value-type="string">
            <text:p>NO</text:p>
          </table:table-cell>
          <table:table-cell table:number-columns-repeated="2" table:style-name="ce5" office:value-type="string">
            <text:p>YES</text:p>
          </table:table-cell>
          <table:table-cell table:number-columns-repeated="3" table:style-name="ce27" office:value-type="string">
            <text:p>NO</text:p>
          </table:table-cell>
          <table:table-cell table:number-columns-repeated="2"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3" office:value-type="string">
            <text:p>144 pin ONLY</text:p>
          </table:table-cell>
          <table:table-cell table:style-name="ce5" office:value-type="string">
            <text:p>ATD1</text:p>
          </table:table-cell>
          <table:table-cell table:style-name="ce5" office:value-type="string">
            <text:p>AN23</text:p>
          </table:table-cell>
          <table:table-cell table:style-name="ce5" office:value-type="string">
            <text:p>DDRAD1</text:p>
          </table:table-cell>
          <table:table-cell table:style-name="ce5" office:value-type="string">
            <text:p>AD1</text:p>
          </table:table-cell>
          <table:table-cell table:style-name="ce5" office:value-type="string">
            <text:p>PAD23</text:p>
          </table:table-cell>
          <table:table-cell table:style-name="ce27" office:value-type="string">
            <text:p>NO</text:p>
          </table:table-cell>
          <table:table-cell table:number-columns-repeated="2" table:style-name="ce5" office:value-type="string">
            <text:p>YES</text:p>
          </table:table-cell>
          <table:table-cell table:number-columns-repeated="3" table:style-name="ce27" office:value-type="string">
            <text:p>NO</text:p>
          </table:table-cell>
          <table:table-cell table:number-columns-repeated="2" table:style-name="ce38" office:value-type="string">
            <text:p>neutral in</text:p>
          </table:table-cell>
          <table:table-cell table:style-name="ce5" office:value-type="string">
            <text:p>Analog input</text:p>
          </table:table-cell>
          <table:table-cell table:style-name="ce5" office:value-type="string">
            <text:p>Spare ADC</text:p>
          </table:table-cell>
          <table:table-cell table:style-name="ce24" office:value-type="string">
            <text:p>Can not use these</text:p>
          </table:table-cell>
          <table:table-cell table:style-name="ce5" table:number-columns-repeated="16"/>
          <table:table-cell/>
          <table:table-cell table:style-name="ce5" table:number-columns-repeated="222"/>
        </table:table-row>
        <table:table-row table:style-name="ro1">
          <table:table-cell table:style-name="ce11" office:value-type="float" office:value="13">
            <text:p>13</text:p>
          </table:table-cell>
          <table:table-cell office:value-type="string">
            <text:p>ECT</text:p>
          </table:table-cell>
          <table:table-cell office:value-type="string">
            <text:p>IOC0</text:p>
          </table:table-cell>
          <table:table-cell office:value-type="string">
            <text:p>DDRT</text:p>
          </table:table-cell>
          <table:table-cell office:value-type="string">
            <text:p>PTT</text:p>
          </table:table-cell>
          <table:table-cell office:value-type="string">
            <text:p>PT0</text:p>
          </table:table-cell>
          <table:table-cell table:number-columns-repeated="2" table:style-name="ce17" office:value-type="string">
            <text:p>YES</text:p>
          </table:table-cell>
          <table:table-cell table:number-columns-repeated="2" table:style-name="ce26" office:value-type="string">
            <text:p>NO</text:p>
          </table:table-cell>
          <table:table-cell table:style-name="ce30" office:value-type="string">
            <text:p>YES</text:p>
          </table:table-cell>
          <table:table-cell table:style-name="ce26" office:value-type="string">
            <text:p>NO</text:p>
          </table:table-cell>
          <table:table-cell table:number-columns-repeated="2" table:style-name="ce37" office:value-type="string">
            <text:p>Low/PullDown/NeutralIn</text:p>
          </table:table-cell>
          <table:table-cell office:value-type="string">
            <text:p>Input capture/Output compare</text:p>
          </table:table-cell>
          <table:table-cell table:style-name="ce35" office:value-type="string">
            <text:p>Primary engine rpm/position sensor input</text:p>
          </table:table-cell>
          <table:table-cell table:style-name="ce7" office:value-type="string">
            <text:p>Input capture mode for best accuracy (0-3 are buffered and more)</text:p>
          </table:table-cell>
          <table:table-cell table:number-columns-repeated="239"/>
        </table:table-row>
        <table:table-row table:style-name="ro1">
          <table:table-cell table:style-name="ce11" office:value-type="float" office:value="12">
            <text:p>12</text:p>
          </table:table-cell>
          <table:table-cell office:value-type="string">
            <text:p>ECT</text:p>
          </table:table-cell>
          <table:table-cell office:value-type="string">
            <text:p>IOC1</text:p>
          </table:table-cell>
          <table:table-cell office:value-type="string">
            <text:p>DDRT</text:p>
          </table:table-cell>
          <table:table-cell office:value-type="string">
            <text:p>PTT</text:p>
          </table:table-cell>
          <table:table-cell office:value-type="string">
            <text:p>PT1</text:p>
          </table:table-cell>
          <table:table-cell table:number-columns-repeated="2" table:style-name="ce17" office:value-type="string">
            <text:p>YES</text:p>
          </table:table-cell>
          <table:table-cell table:number-columns-repeated="2" table:style-name="ce26" office:value-type="string">
            <text:p>NO</text:p>
          </table:table-cell>
          <table:table-cell table:style-name="ce30" office:value-type="string">
            <text:p>YES</text:p>
          </table:table-cell>
          <table:table-cell table:style-name="ce26" office:value-type="string">
            <text:p>NO</text:p>
          </table:table-cell>
          <table:table-cell table:number-columns-repeated="2" table:style-name="ce37" office:value-type="string">
            <text:p>Low/PullDown/NeutralIn</text:p>
          </table:table-cell>
          <table:table-cell office:value-type="string">
            <text:p>Input capture/Output compare</text:p>
          </table:table-cell>
          <table:table-cell table:style-name="ce35" office:value-type="string">
            <text:p>Secondary engine rpm/position sensor input</text:p>
          </table:table-cell>
          <table:table-cell table:style-name="ce7" office:value-type="string">
            <text:p>Input capture mode for best accuracy (0-3 are buffered and more)</text:p>
          </table:table-cell>
          <table:table-cell table:number-columns-repeated="239"/>
        </table:table-row>
        <table:table-row table:style-name="ro1">
          <table:table-cell table:style-name="ce11" office:value-type="float" office:value="11">
            <text:p>11</text:p>
          </table:table-cell>
          <table:table-cell office:value-type="string">
            <text:p>ECT</text:p>
          </table:table-cell>
          <table:table-cell office:value-type="string">
            <text:p>IOC2</text:p>
          </table:table-cell>
          <table:table-cell office:value-type="string">
            <text:p>DDRT</text:p>
          </table:table-cell>
          <table:table-cell office:value-type="string">
            <text:p>PTT</text:p>
          </table:table-cell>
          <table:table-cell office:value-type="string">
            <text:p>PT2</text:p>
          </table:table-cell>
          <table:table-cell table:number-columns-repeated="2" table:style-name="ce17" office:value-type="string">
            <text:p>YES</text:p>
          </table:table-cell>
          <table:table-cell table:number-columns-repeated="2" table:style-name="ce26" office:value-type="string">
            <text:p>NO</text:p>
          </table:table-cell>
          <table:table-cell table:style-name="ce30" office:value-type="string">
            <text:p>YES</text:p>
          </table:table-cell>
          <table:table-cell table:style-name="ce26" office:value-type="string">
            <text:p>NO</text:p>
          </table:table-cell>
          <table:table-cell table:number-columns-repeated="2" table:style-name="ce37" office:value-type="string">
            <text:p>Low/PullDown/NeutralIn</text:p>
          </table:table-cell>
          <table:table-cell office:value-type="string">
            <text:p>Input capture/Output compare</text:p>
          </table:table-cell>
          <table:table-cell table:style-name="ce36" office:value-type="string">
            <text:p>Injector out 1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10">
            <text:p>10</text:p>
          </table:table-cell>
          <table:table-cell office:value-type="string">
            <text:p>ECT</text:p>
          </table:table-cell>
          <table:table-cell office:value-type="string">
            <text:p>ICO3</text:p>
          </table:table-cell>
          <table:table-cell office:value-type="string">
            <text:p>DDRT</text:p>
          </table:table-cell>
          <table:table-cell office:value-type="string">
            <text:p>PTT</text:p>
          </table:table-cell>
          <table:table-cell office:value-type="string">
            <text:p>PT3</text:p>
          </table:table-cell>
          <table:table-cell table:number-columns-repeated="2" table:style-name="ce17" office:value-type="string">
            <text:p>YES</text:p>
          </table:table-cell>
          <table:table-cell table:number-columns-repeated="2" table:style-name="ce26" office:value-type="string">
            <text:p>NO</text:p>
          </table:table-cell>
          <table:table-cell table:style-name="ce30" office:value-type="string">
            <text:p>YES</text:p>
          </table:table-cell>
          <table:table-cell table:style-name="ce26" office:value-type="string">
            <text:p>NO</text:p>
          </table:table-cell>
          <table:table-cell table:number-columns-repeated="2" table:style-name="ce37" office:value-type="string">
            <text:p>Low/PullDown/NeutralIn</text:p>
          </table:table-cell>
          <table:table-cell office:value-type="string">
            <text:p>Input capture/Output compare</text:p>
          </table:table-cell>
          <table:table-cell table:style-name="ce36" office:value-type="string">
            <text:p>Injector out 2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9">
            <text:p>9</text:p>
          </table:table-cell>
          <table:table-cell office:value-type="string">
            <text:p>ECT</text:p>
          </table:table-cell>
          <table:table-cell office:value-type="string">
            <text:p>ICO4</text:p>
          </table:table-cell>
          <table:table-cell office:value-type="string">
            <text:p>DDRT</text:p>
          </table:table-cell>
          <table:table-cell office:value-type="string">
            <text:p>PTT</text:p>
          </table:table-cell>
          <table:table-cell office:value-type="string">
            <text:p>PT4</text:p>
          </table:table-cell>
          <table:table-cell table:number-columns-repeated="2" table:style-name="ce17" office:value-type="string">
            <text:p>YES</text:p>
          </table:table-cell>
          <table:table-cell table:number-columns-repeated="2" table:style-name="ce26" office:value-type="string">
            <text:p>NO</text:p>
          </table:table-cell>
          <table:table-cell table:style-name="ce30" office:value-type="string">
            <text:p>YES</text:p>
          </table:table-cell>
          <table:table-cell table:style-name="ce26" office:value-type="string">
            <text:p>NO</text:p>
          </table:table-cell>
          <table:table-cell table:number-columns-repeated="2" table:style-name="ce37" office:value-type="string">
            <text:p>Low/PullDown/NeutralIn</text:p>
          </table:table-cell>
          <table:table-cell office:value-type="string">
            <text:p>Input capture/Output compare</text:p>
          </table:table-cell>
          <table:table-cell table:style-name="ce36" office:value-type="string">
            <text:p>Injector out 3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8">
            <text:p>8</text:p>
          </table:table-cell>
          <table:table-cell office:value-type="string">
            <text:p>ECT</text:p>
          </table:table-cell>
          <table:table-cell office:value-type="string">
            <text:p>IOC5</text:p>
          </table:table-cell>
          <table:table-cell office:value-type="string">
            <text:p>DDRT</text:p>
          </table:table-cell>
          <table:table-cell office:value-type="string">
            <text:p>PTT</text:p>
          </table:table-cell>
          <table:table-cell office:value-type="string">
            <text:p>PT5</text:p>
          </table:table-cell>
          <table:table-cell table:number-columns-repeated="2" table:style-name="ce17" office:value-type="string">
            <text:p>YES</text:p>
          </table:table-cell>
          <table:table-cell table:number-columns-repeated="2" table:style-name="ce26" office:value-type="string">
            <text:p>NO</text:p>
          </table:table-cell>
          <table:table-cell table:style-name="ce30" office:value-type="string">
            <text:p>YES</text:p>
          </table:table-cell>
          <table:table-cell table:style-name="ce26" office:value-type="string">
            <text:p>NO</text:p>
          </table:table-cell>
          <table:table-cell table:number-columns-repeated="2" table:style-name="ce37" office:value-type="string">
            <text:p>Low/PullDown/NeutralIn</text:p>
          </table:table-cell>
          <table:table-cell office:value-type="string">
            <text:p>Input capture/Output compare</text:p>
          </table:table-cell>
          <table:table-cell table:style-name="ce36" office:value-type="string">
            <text:p>Injector out 4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7">
            <text:p>7</text:p>
          </table:table-cell>
          <table:table-cell office:value-type="string">
            <text:p>ECT</text:p>
          </table:table-cell>
          <table:table-cell office:value-type="string">
            <text:p>IOC6</text:p>
          </table:table-cell>
          <table:table-cell office:value-type="string">
            <text:p>DDRT</text:p>
          </table:table-cell>
          <table:table-cell office:value-type="string">
            <text:p>PTT</text:p>
          </table:table-cell>
          <table:table-cell office:value-type="string">
            <text:p>PT6</text:p>
          </table:table-cell>
          <table:table-cell table:number-columns-repeated="2" table:style-name="ce17" office:value-type="string">
            <text:p>YES</text:p>
          </table:table-cell>
          <table:table-cell table:number-columns-repeated="2" table:style-name="ce26" office:value-type="string">
            <text:p>NO</text:p>
          </table:table-cell>
          <table:table-cell table:style-name="ce30" office:value-type="string">
            <text:p>YES</text:p>
          </table:table-cell>
          <table:table-cell table:style-name="ce26" office:value-type="string">
            <text:p>NO</text:p>
          </table:table-cell>
          <table:table-cell table:number-columns-repeated="2" table:style-name="ce37" office:value-type="string">
            <text:p>Low/PullDown/NeutralIn</text:p>
          </table:table-cell>
          <table:table-cell office:value-type="string">
            <text:p>Input capture/Output compare</text:p>
          </table:table-cell>
          <table:table-cell table:style-name="ce36" office:value-type="string">
            <text:p>Injector out 5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6">
            <text:p>6</text:p>
          </table:table-cell>
          <table:table-cell office:value-type="string">
            <text:p>ECT</text:p>
          </table:table-cell>
          <table:table-cell office:value-type="string">
            <text:p>IOC7</text:p>
          </table:table-cell>
          <table:table-cell office:value-type="string">
            <text:p>DDRT</text:p>
          </table:table-cell>
          <table:table-cell office:value-type="string">
            <text:p>PTT</text:p>
          </table:table-cell>
          <table:table-cell office:value-type="string">
            <text:p>PT7</text:p>
          </table:table-cell>
          <table:table-cell table:number-columns-repeated="2" table:style-name="ce17" office:value-type="string">
            <text:p>YES</text:p>
          </table:table-cell>
          <table:table-cell table:number-columns-repeated="2" table:style-name="ce26" office:value-type="string">
            <text:p>NO</text:p>
          </table:table-cell>
          <table:table-cell table:style-name="ce30" office:value-type="string">
            <text:p>YES</text:p>
          </table:table-cell>
          <table:table-cell table:style-name="ce26" office:value-type="string">
            <text:p>NO</text:p>
          </table:table-cell>
          <table:table-cell table:number-columns-repeated="2" table:style-name="ce37" office:value-type="string">
            <text:p>Low/PullDown/NeutralIn</text:p>
          </table:table-cell>
          <table:table-cell office:value-type="string">
            <text:p>Input capture/Output compare</text:p>
          </table:table-cell>
          <table:table-cell table:style-name="ce36" office:value-type="string">
            <text:p>Injector out 6 in OC mode for best accuracy</text:p>
          </table:table-cell>
          <table:table-cell table:style-name="ce7" office:value-type="string">
            <text:p>More than 6 cylinders will be fired with two shots per engine cycle, both timed. Sequential to 6 cylinders, semi sequential to 12 cylinders</text:p>
          </table:table-cell>
          <table:table-cell table:number-columns-repeated="239"/>
        </table:table-row>
        <table:table-row table:style-name="ro1">
          <table:table-cell table:style-name="ce11" office:value-type="float" office:value="48">
            <text:p>48</text:p>
          </table:table-cell>
          <table:table-cell office:value-type="string">
            <text:p>SCI0</text:p>
          </table:table-cell>
          <table:table-cell office:value-type="string">
            <text:p>RXD0</text:p>
          </table:table-cell>
          <table:table-cell office:value-type="string">
            <text:p>DDRS</text:p>
          </table:table-cell>
          <table:table-cell office:value-type="string">
            <text:p>PTS</text:p>
          </table:table-cell>
          <table:table-cell office:value-type="string">
            <text:p>PS0</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N/A</text:p>
          </table:table-cell>
          <table:table-cell office:value-type="string">
            <text:p>SCI0 Rx</text:p>
          </table:table-cell>
          <table:table-cell table:style-name="ce35" office:value-type="string">
            <text:p>RS232 One – loading code and fast datalogging</text:p>
          </table:table-cell>
          <table:table-cell table:style-name="ce7" office:value-type="string">
            <text:p>This is required to be kept for loading code using the serial monitor as home brew setups will have to use this method.</text:p>
          </table:table-cell>
          <table:table-cell table:number-columns-repeated="239"/>
        </table:table-row>
        <table:table-row table:style-name="ro1">
          <table:table-cell table:style-name="ce11" office:value-type="float" office:value="5">
            <text:p>5</text:p>
          </table:table-cell>
          <table:table-cell office:value-type="string">
            <text:p>SCI0</text:p>
          </table:table-cell>
          <table:table-cell office:value-type="string">
            <text:p>TXD0</text:p>
          </table:table-cell>
          <table:table-cell office:value-type="string">
            <text:p>DDRS</text:p>
          </table:table-cell>
          <table:table-cell office:value-type="string">
            <text:p>PTS</text:p>
          </table:table-cell>
          <table:table-cell office:value-type="string">
            <text:p>PS1</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N/A</text:p>
          </table:table-cell>
          <table:table-cell office:value-type="string">
            <text:p>SCI0 Tx</text:p>
          </table:table-cell>
          <table:table-cell table:style-name="ce36" office:value-type="string">
            <text:p>RS232 One – loading code and fast datalogging</text:p>
          </table:table-cell>
          <table:table-cell office:value-type="string">
            <text:p>This is required to be kept for loading code using the serial monitor as home brew setups will have to use this method.</text:p>
          </table:table-cell>
          <table:table-cell table:number-columns-repeated="239"/>
        </table:table-row>
        <table:table-row table:style-name="ro1">
          <table:table-cell table:style-name="ce11" office:value-type="float" office:value="34">
            <text:p>34</text:p>
          </table:table-cell>
          <table:table-cell office:value-type="string">
            <text:p>SCI1</text:p>
          </table:table-cell>
          <table:table-cell office:value-type="string">
            <text:p>RXD1</text:p>
          </table:table-cell>
          <table:table-cell office:value-type="string">
            <text:p>DDRS</text:p>
          </table:table-cell>
          <table:table-cell office:value-type="string">
            <text:p>PTS</text:p>
          </table:table-cell>
          <table:table-cell office:value-type="string">
            <text:p>PS2</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SCI1 Rx</text:p>
          </table:table-cell>
          <table:table-cell table:style-name="ce35" office:value-type="string">
            <text:p>RS232 OR USB OR other comms for tuning etc</text:p>
          </table:table-cell>
          <table:table-cell office:value-type="string">
            <text:p>This could be used for main comms and the other for other stuff or vice versa, but my preference would be a more robust medium than RS232</text:p>
          </table:table-cell>
          <table:table-cell table:number-columns-repeated="239"/>
        </table:table-row>
        <table:table-row table:style-name="ro1">
          <table:table-cell table:style-name="ce11" office:value-type="float" office:value="32">
            <text:p>32</text:p>
          </table:table-cell>
          <table:table-cell office:value-type="string">
            <text:p>SCI1</text:p>
          </table:table-cell>
          <table:table-cell office:value-type="string">
            <text:p>TXD1</text:p>
          </table:table-cell>
          <table:table-cell office:value-type="string">
            <text:p>DDRS</text:p>
          </table:table-cell>
          <table:table-cell office:value-type="string">
            <text:p>PTS</text:p>
          </table:table-cell>
          <table:table-cell office:value-type="string">
            <text:p>PS3</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SCI1 Tx</text:p>
          </table:table-cell>
          <table:table-cell table:style-name="ce36" office:value-type="string">
            <text:p>RS232 OR USB OR other comms for tuning etc</text:p>
          </table:table-cell>
          <table:table-cell office:value-type="string">
            <text:p>This could be used for main comms and the other for other stuff or vice versa, but my preference would be a more robust medium than RS232</text:p>
          </table:table-cell>
          <table:table-cell table:number-columns-repeated="239"/>
        </table:table-row>
        <table:table-row table:style-name="ro1">
          <table:table-cell table:style-name="ce11" office:value-type="float" office:value="1">
            <text:p>1</text:p>
          </table:table-cell>
          <table:table-cell office:value-type="string">
            <text:p>SPI0</text:p>
          </table:table-cell>
          <table:table-cell office:value-type="string">
            <text:p>MISO0</text:p>
          </table:table-cell>
          <table:table-cell office:value-type="string">
            <text:p>DDRS</text:p>
          </table:table-cell>
          <table:table-cell office:value-type="string">
            <text:p>PTS</text:p>
          </table:table-cell>
          <table:table-cell office:value-type="string">
            <text:p>PS4</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SPI0 Master in</text:p>
          </table:table-cell>
          <table:table-cell table:style-name="ce39" office:value-type="string">
            <text:p>Reserved for onboard datalogging to flash</text:p>
          </table:table-cell>
          <table:table-cell table:number-columns-repeated="240"/>
        </table:table-row>
        <table:table-row table:style-name="ro1">
          <table:table-cell table:style-name="ce11" office:value-type="float" office:value="2">
            <text:p>2</text:p>
          </table:table-cell>
          <table:table-cell office:value-type="string">
            <text:p>SPI0</text:p>
          </table:table-cell>
          <table:table-cell office:value-type="string">
            <text:p>MOSI0</text:p>
          </table:table-cell>
          <table:table-cell office:value-type="string">
            <text:p>DDRS</text:p>
          </table:table-cell>
          <table:table-cell office:value-type="string">
            <text:p>PTS</text:p>
          </table:table-cell>
          <table:table-cell office:value-type="string">
            <text:p>PS5</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SPI0 Master out</text:p>
          </table:table-cell>
          <table:table-cell table:style-name="ce39" office:value-type="string">
            <text:p>Reserved for onboard datalogging to flash</text:p>
          </table:table-cell>
          <table:table-cell table:number-columns-repeated="240"/>
        </table:table-row>
        <table:table-row table:style-name="ro1">
          <table:table-cell table:style-name="ce11" office:value-type="float" office:value="3">
            <text:p>3</text:p>
          </table:table-cell>
          <table:table-cell office:value-type="string">
            <text:p>SPI0</text:p>
          </table:table-cell>
          <table:table-cell office:value-type="string">
            <text:p>SCK0</text:p>
          </table:table-cell>
          <table:table-cell office:value-type="string">
            <text:p>DDRS</text:p>
          </table:table-cell>
          <table:table-cell office:value-type="string">
            <text:p>PTS</text:p>
          </table:table-cell>
          <table:table-cell office:value-type="string">
            <text:p>PS6</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SPI0 Clock</text:p>
          </table:table-cell>
          <table:table-cell table:style-name="ce39" office:value-type="string">
            <text:p>Reserved for onboard datalogging to flash</text:p>
          </table:table-cell>
          <table:table-cell table:number-columns-repeated="240"/>
        </table:table-row>
        <table:table-row table:style-name="ro1">
          <table:table-cell table:style-name="ce11" office:value-type="float" office:value="4">
            <text:p>4</text:p>
          </table:table-cell>
          <table:table-cell office:value-type="string">
            <text:p>SPI0</text:p>
          </table:table-cell>
          <table:table-cell office:value-type="string">
            <text:p>SS0</text:p>
          </table:table-cell>
          <table:table-cell office:value-type="string">
            <text:p>DDRS</text:p>
          </table:table-cell>
          <table:table-cell office:value-type="string">
            <text:p>PTS</text:p>
          </table:table-cell>
          <table:table-cell office:value-type="string">
            <text:p>PS7</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SPI0 Slave select</text:p>
          </table:table-cell>
          <table:table-cell table:style-name="ce39" office:value-type="string">
            <text:p>Reserved for onboard datalogging to flash</text:p>
          </table:table-cell>
          <table:table-cell table:number-columns-repeated="240"/>
        </table:table-row>
        <table:table-row table:style-name="ro1">
          <table:table-cell table:style-name="ce12" office:value-type="float" office:value="30">
            <text:p>30</text:p>
          </table:table-cell>
          <table:table-cell office:value-type="string">
            <text:p>CAN0</text:p>
          </table:table-cell>
          <table:table-cell office:value-type="string">
            <text:p>RXCAN0</text:p>
          </table:table-cell>
          <table:table-cell office:value-type="string">
            <text:p>DDRM</text:p>
          </table:table-cell>
          <table:table-cell office:value-type="string">
            <text:p>PTM</text:p>
          </table:table-cell>
          <table:table-cell office:value-type="string">
            <text:p>PM0</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CAN0 Rx</text:p>
          </table:table-cell>
          <table:table-cell table:style-name="ce39" office:value-type="string">
            <text:p>Reserved for wired can tranceiver chip</text:p>
          </table:table-cell>
          <table:table-cell table:number-columns-repeated="240"/>
        </table:table-row>
        <table:table-row table:style-name="ro1">
          <table:table-cell table:style-name="ce12" office:value-type="float" office:value="31">
            <text:p>31</text:p>
          </table:table-cell>
          <table:table-cell office:value-type="string">
            <text:p>CAN0</text:p>
          </table:table-cell>
          <table:table-cell office:value-type="string">
            <text:p>TXCAN0</text:p>
          </table:table-cell>
          <table:table-cell office:value-type="string">
            <text:p>DDRM</text:p>
          </table:table-cell>
          <table:table-cell office:value-type="string">
            <text:p>PTM</text:p>
          </table:table-cell>
          <table:table-cell office:value-type="string">
            <text:p>PM1</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CAN0 Tx</text:p>
          </table:table-cell>
          <table:table-cell table:style-name="ce39" office:value-type="string">
            <text:p>Reserved for wired can tranceiver chip</text:p>
          </table:table-cell>
          <table:table-cell table:number-columns-repeated="240"/>
        </table:table-row>
        <table:table-row table:style-name="ro1">
          <table:table-cell table:style-name="ce12" office:value-type="float" office:value="32">
            <text:p>32</text:p>
          </table:table-cell>
          <table:table-cell office:value-type="string">
            <text:p>CAN1</text:p>
          </table:table-cell>
          <table:table-cell office:value-type="string">
            <text:p>RXCAN1</text:p>
          </table:table-cell>
          <table:table-cell office:value-type="string">
            <text:p>DDRM</text:p>
          </table:table-cell>
          <table:table-cell office:value-type="string">
            <text:p>PTM</text:p>
          </table:table-cell>
          <table:table-cell office:value-type="string">
            <text:p>PM2</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CAN1 Rx</text:p>
          </table:table-cell>
          <table:table-cell table:style-name="ce39"/>
          <table:table-cell table:number-columns-repeated="240"/>
        </table:table-row>
        <table:table-row table:style-name="ro1">
          <table:table-cell table:style-name="ce12" office:value-type="float" office:value="33">
            <text:p>33</text:p>
          </table:table-cell>
          <table:table-cell office:value-type="string">
            <text:p>CAN1</text:p>
          </table:table-cell>
          <table:table-cell office:value-type="string">
            <text:p>TXCAN1</text:p>
          </table:table-cell>
          <table:table-cell office:value-type="string">
            <text:p>DDRM</text:p>
          </table:table-cell>
          <table:table-cell office:value-type="string">
            <text:p>PTM</text:p>
          </table:table-cell>
          <table:table-cell office:value-type="string">
            <text:p>PM3</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CAN1 Tx</text:p>
          </table:table-cell>
          <table:table-cell table:style-name="ce39"/>
          <table:table-cell table:number-columns-repeated="240"/>
        </table:table-row>
        <table:table-row table:style-name="ro1">
          <table:table-cell table:style-name="ce12" office:value-type="float" office:value="34">
            <text:p>34</text:p>
          </table:table-cell>
          <table:table-cell office:value-type="string">
            <text:p>CAN2</text:p>
          </table:table-cell>
          <table:table-cell office:value-type="string">
            <text:p>RXCAN2</text:p>
          </table:table-cell>
          <table:table-cell office:value-type="string">
            <text:p>DDRM</text:p>
          </table:table-cell>
          <table:table-cell office:value-type="string">
            <text:p>PTM</text:p>
          </table:table-cell>
          <table:table-cell office:value-type="string">
            <text:p>PM4</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CAN2 Rx</text:p>
          </table:table-cell>
          <table:table-cell table:style-name="ce39"/>
          <table:table-cell table:number-columns-repeated="240"/>
        </table:table-row>
        <table:table-row table:style-name="ro1">
          <table:table-cell table:style-name="ce12" office:value-type="float" office:value="35">
            <text:p>35</text:p>
          </table:table-cell>
          <table:table-cell office:value-type="string">
            <text:p>CAN2</text:p>
          </table:table-cell>
          <table:table-cell office:value-type="string">
            <text:p>TXCAN2</text:p>
          </table:table-cell>
          <table:table-cell office:value-type="string">
            <text:p>DDRM</text:p>
          </table:table-cell>
          <table:table-cell office:value-type="string">
            <text:p>PTM</text:p>
          </table:table-cell>
          <table:table-cell office:value-type="string">
            <text:p>PM5</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CAN2 Tx</text:p>
          </table:table-cell>
          <table:table-cell table:style-name="ce39"/>
          <table:table-cell table:number-columns-repeated="240"/>
        </table:table-row>
        <table:table-row table:style-name="ro1">
          <table:table-cell table:style-name="ce12" office:value-type="float" office:value="36">
            <text:p>36</text:p>
          </table:table-cell>
          <table:table-cell office:value-type="string">
            <text:p>CAN3</text:p>
          </table:table-cell>
          <table:table-cell office:value-type="string">
            <text:p>RXCAN3</text:p>
          </table:table-cell>
          <table:table-cell office:value-type="string">
            <text:p>DDRM</text:p>
          </table:table-cell>
          <table:table-cell office:value-type="string">
            <text:p>PTM</text:p>
          </table:table-cell>
          <table:table-cell office:value-type="string">
            <text:p>PM6</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CAN3 Rx</text:p>
          </table:table-cell>
          <table:table-cell table:style-name="ce39"/>
          <table:table-cell table:number-columns-repeated="240"/>
        </table:table-row>
        <table:table-row table:style-name="ro1">
          <table:table-cell table:style-name="ce12" office:value-type="float" office:value="37">
            <text:p>37</text:p>
          </table:table-cell>
          <table:table-cell office:value-type="string">
            <text:p>CAN4</text:p>
          </table:table-cell>
          <table:table-cell office:value-type="string">
            <text:p>TXCAN3</text:p>
          </table:table-cell>
          <table:table-cell office:value-type="string">
            <text:p>DDRM</text:p>
          </table:table-cell>
          <table:table-cell office:value-type="string">
            <text:p>PTM</text:p>
          </table:table-cell>
          <table:table-cell office:value-type="string">
            <text:p>PM7</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CAN3 Tx</text:p>
          </table:table-cell>
          <table:table-cell table:style-name="ce39"/>
          <table:table-cell table:number-columns-repeated="240"/>
        </table:table-row>
        <table:table-row table:style-name="ro1">
          <table:table-cell table:style-name="ce12" office:value-type="float" office:value="40">
            <text:p>40</text:p>
          </table:table-cell>
          <table:table-cell office:value-type="string">
            <text:p>SCI2</text:p>
          </table:table-cell>
          <table:table-cell office:value-type="string">
            <text:p>RXD2</text:p>
          </table:table-cell>
          <table:table-cell office:value-type="string">
            <text:p>DDRJ</text:p>
          </table:table-cell>
          <table:table-cell office:value-type="string">
            <text:p>PTJ</text:p>
          </table:table-cell>
          <table:table-cell office:value-type="string">
            <text:p>PJ0</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style-name="ce37" table:number-columns-repeated="2"/>
          <table:table-cell office:value-type="string">
            <text:p>SCI2 Rx</text:p>
          </table:table-cell>
          <table:table-cell table:style-name="ce39" office:value-type="string">
            <text:p>(with interrupt cabability)</text:p>
          </table:table-cell>
          <table:table-cell table:number-columns-repeated="240"/>
        </table:table-row>
        <table:table-row table:style-name="ro1">
          <table:table-cell table:style-name="ce12" office:value-type="float" office:value="21">
            <text:p>21</text:p>
          </table:table-cell>
          <table:table-cell office:value-type="string">
            <text:p>SCI2</text:p>
          </table:table-cell>
          <table:table-cell office:value-type="string">
            <text:p>TXD2</text:p>
          </table:table-cell>
          <table:table-cell office:value-type="string">
            <text:p>DDRJ</text:p>
          </table:table-cell>
          <table:table-cell office:value-type="string">
            <text:p>PTJ</text:p>
          </table:table-cell>
          <table:table-cell office:value-type="string">
            <text:p>PJ1</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style-name="ce37" table:number-columns-repeated="2"/>
          <table:table-cell office:value-type="string">
            <text:p>SCI2 Tx</text:p>
          </table:table-cell>
          <table:table-cell table:style-name="ce39" office:value-type="string">
            <text:p>(with interrupt cabability)</text:p>
          </table:table-cell>
          <table:table-cell table:number-columns-repeated="240"/>
        </table:table-row>
        <table:table-row table:style-name="ro1">
          <table:table-cell table:style-name="ce13" office:value-type="string">
            <text:p>144 pin ONLY</text:p>
          </table:table-cell>
          <table:table-cell table:number-columns-repeated="2" table:style-name="ce5" office:value-type="string">
            <text:p>N/A</text:p>
          </table:table-cell>
          <table:table-cell table:style-name="ce5" office:value-type="string">
            <text:p>DDRJ</text:p>
          </table:table-cell>
          <table:table-cell table:style-name="ce5" office:value-type="string">
            <text:p>PTJ</text:p>
          </table:table-cell>
          <table:table-cell table:style-name="ce5" office:value-type="string">
            <text:p>PJ2</text:p>
          </table:table-cell>
          <table:table-cell table:number-columns-repeated="2" table:style-name="ce5" office:value-type="string">
            <text:p>YES</text:p>
          </table:table-cell>
          <table:table-cell table:number-columns-repeated="3" table:style-name="ce27" office:value-type="string">
            <text:p>NO</text:p>
          </table:table-cell>
          <table:table-cell table:style-name="ce5" office:value-type="string">
            <text:p>YES</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IIC1</text:p>
          </table:table-cell>
          <table:table-cell table:style-name="ce5" office:value-type="string">
            <text:p>SDA1</text:p>
          </table:table-cell>
          <table:table-cell table:style-name="ce5" office:value-type="string">
            <text:p>DDRJ</text:p>
          </table:table-cell>
          <table:table-cell table:style-name="ce5" office:value-type="string">
            <text:p>PTJ</text:p>
          </table:table-cell>
          <table:table-cell table:style-name="ce5" office:value-type="string">
            <text:p>PJ4</text:p>
          </table:table-cell>
          <table:table-cell table:number-columns-repeated="2" table:style-name="ce5" office:value-type="string">
            <text:p>YES</text:p>
          </table:table-cell>
          <table:table-cell table:number-columns-repeated="3" table:style-name="ce27" office:value-type="string">
            <text:p>NO</text:p>
          </table:table-cell>
          <table:table-cell table:style-name="ce5" office:value-type="string">
            <text:p>YES</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IIC1</text:p>
          </table:table-cell>
          <table:table-cell table:style-name="ce5" office:value-type="string">
            <text:p>SCL1</text:p>
          </table:table-cell>
          <table:table-cell table:style-name="ce5" office:value-type="string">
            <text:p>DDRJ</text:p>
          </table:table-cell>
          <table:table-cell table:style-name="ce5" office:value-type="string">
            <text:p>PTJ</text:p>
          </table:table-cell>
          <table:table-cell table:style-name="ce5" office:value-type="string">
            <text:p>PJ5</text:p>
          </table:table-cell>
          <table:table-cell table:number-columns-repeated="2" table:style-name="ce5" office:value-type="string">
            <text:p>YES</text:p>
          </table:table-cell>
          <table:table-cell table:number-columns-repeated="3" table:style-name="ce27" office:value-type="string">
            <text:p>NO</text:p>
          </table:table-cell>
          <table:table-cell table:style-name="ce5" office:value-type="string">
            <text:p>YES</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2" office:value-type="float" office:value="38">
            <text:p>38</text:p>
          </table:table-cell>
          <table:table-cell office:value-type="string">
            <text:p>IIC0</text:p>
          </table:table-cell>
          <table:table-cell office:value-type="string">
            <text:p>SDA0</text:p>
          </table:table-cell>
          <table:table-cell office:value-type="string">
            <text:p>DDRJ</text:p>
          </table:table-cell>
          <table:table-cell office:value-type="string">
            <text:p>PTJ</text:p>
          </table:table-cell>
          <table:table-cell office:value-type="string">
            <text:p>PJ6</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style-name="ce37" table:number-columns-repeated="2"/>
          <table:table-cell office:value-type="string">
            <text:p>IIC0 Data</text:p>
          </table:table-cell>
          <table:table-cell table:style-name="ce39" office:value-type="string">
            <text:p>Reserved for onboard clock time/date logging</text:p>
          </table:table-cell>
          <table:table-cell table:number-columns-repeated="240"/>
        </table:table-row>
        <table:table-row table:style-name="ro1">
          <table:table-cell table:style-name="ce12" office:value-type="float" office:value="39">
            <text:p>39</text:p>
          </table:table-cell>
          <table:table-cell office:value-type="string">
            <text:p>IIC0</text:p>
          </table:table-cell>
          <table:table-cell office:value-type="string">
            <text:p>SCL0</text:p>
          </table:table-cell>
          <table:table-cell office:value-type="string">
            <text:p>DDRJ</text:p>
          </table:table-cell>
          <table:table-cell office:value-type="string">
            <text:p>PTJ</text:p>
          </table:table-cell>
          <table:table-cell office:value-type="string">
            <text:p>PJ7</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style-name="ce37" table:number-columns-repeated="2"/>
          <table:table-cell office:value-type="string">
            <text:p>IIC0 Clock</text:p>
          </table:table-cell>
          <table:table-cell table:style-name="ce39" office:value-type="string">
            <text:p>Reserved for onboard clock time/date logging</text:p>
          </table:table-cell>
          <table:table-cell table:number-columns-repeated="240"/>
        </table:table-row>
        <table:table-row table:style-name="ro1">
          <table:table-cell table:style-name="ce11" office:value-type="float" office:value="21">
            <text:p>21</text:p>
          </table:table-cell>
          <table:table-cell office:value-type="string">
            <text:p>PWM</text:p>
          </table:table-cell>
          <table:table-cell office:value-type="string">
            <text:p>PWM0</text:p>
          </table:table-cell>
          <table:table-cell office:value-type="string">
            <text:p>DDRP</text:p>
          </table:table-cell>
          <table:table-cell office:value-type="string">
            <text:p>PTP</text:p>
          </table:table-cell>
          <table:table-cell office:value-type="string">
            <text:p>PP0</text:p>
          </table:table-cell>
          <table:table-cell table:number-columns-repeated="2"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All these</text:p>
          </table:table-cell>
          <table:table-cell table:number-columns-repeated="239"/>
        </table:table-row>
        <table:table-row table:style-name="ro1">
          <table:table-cell table:style-name="ce11" office:value-type="float" office:value="20">
            <text:p>20</text:p>
          </table:table-cell>
          <table:table-cell office:value-type="string">
            <text:p>PWM</text:p>
          </table:table-cell>
          <table:table-cell office:value-type="string">
            <text:p>PWM1</text:p>
          </table:table-cell>
          <table:table-cell office:value-type="string">
            <text:p>DDRP</text:p>
          </table:table-cell>
          <table:table-cell office:value-type="string">
            <text:p>PTP</text:p>
          </table:table-cell>
          <table:table-cell office:value-type="string">
            <text:p>PP1</text:p>
          </table:table-cell>
          <table:table-cell table:number-columns-repeated="2"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yellow ones</text:p>
          </table:table-cell>
          <table:table-cell table:number-columns-repeated="239"/>
        </table:table-row>
        <table:table-row table:style-name="ro1">
          <table:table-cell table:style-name="ce11" office:value-type="float" office:value="19">
            <text:p>19</text:p>
          </table:table-cell>
          <table:table-cell office:value-type="string">
            <text:p>PWM</text:p>
          </table:table-cell>
          <table:table-cell office:value-type="string">
            <text:p>PWM2</text:p>
          </table:table-cell>
          <table:table-cell office:value-type="string">
            <text:p>DDRP</text:p>
          </table:table-cell>
          <table:table-cell office:value-type="string">
            <text:p>PTP</text:p>
          </table:table-cell>
          <table:table-cell office:value-type="string">
            <text:p>PP2</text:p>
          </table:table-cell>
          <table:table-cell table:number-columns-repeated="2"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are swap</text:p>
          </table:table-cell>
          <table:table-cell table:number-columns-repeated="239"/>
        </table:table-row>
        <table:table-row table:style-name="ro1">
          <table:table-cell table:style-name="ce11" office:value-type="float" office:value="18">
            <text:p>18</text:p>
          </table:table-cell>
          <table:table-cell office:value-type="string">
            <text:p>PWM</text:p>
          </table:table-cell>
          <table:table-cell office:value-type="string">
            <text:p>PWM3</text:p>
          </table:table-cell>
          <table:table-cell office:value-type="string">
            <text:p>DDRP</text:p>
          </table:table-cell>
          <table:table-cell office:value-type="string">
            <text:p>PTP</text:p>
          </table:table-cell>
          <table:table-cell office:value-type="string">
            <text:p>PP3</text:p>
          </table:table-cell>
          <table:table-cell table:number-columns-repeated="2"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able to suit</text:p>
          </table:table-cell>
          <table:table-cell table:number-columns-repeated="239"/>
        </table:table-row>
        <table:table-row table:style-name="ro1">
          <table:table-cell table:style-name="ce11" office:value-type="float" office:value="17">
            <text:p>17</text:p>
          </table:table-cell>
          <table:table-cell office:value-type="string">
            <text:p>PWM</text:p>
          </table:table-cell>
          <table:table-cell office:value-type="string">
            <text:p>PWM4</text:p>
          </table:table-cell>
          <table:table-cell office:value-type="string">
            <text:p>DDRP</text:p>
          </table:table-cell>
          <table:table-cell office:value-type="string">
            <text:p>PTP</text:p>
          </table:table-cell>
          <table:table-cell office:value-type="string">
            <text:p>PP4</text:p>
          </table:table-cell>
          <table:table-cell table:number-columns-repeated="2"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board layout</text:p>
          </table:table-cell>
          <table:table-cell table:number-columns-repeated="239"/>
        </table:table-row>
        <table:table-row table:style-name="ro1">
          <table:table-cell table:style-name="ce11" office:value-type="float" office:value="16">
            <text:p>16</text:p>
          </table:table-cell>
          <table:table-cell office:value-type="string">
            <text:p>PWM</text:p>
          </table:table-cell>
          <table:table-cell office:value-type="string">
            <text:p>PWM5</text:p>
          </table:table-cell>
          <table:table-cell office:value-type="string">
            <text:p>DDRP</text:p>
          </table:table-cell>
          <table:table-cell office:value-type="string">
            <text:p>PTP</text:p>
          </table:table-cell>
          <table:table-cell office:value-type="string">
            <text:p>PP5</text:p>
          </table:table-cell>
          <table:table-cell table:number-columns-repeated="2"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needs at</text:p>
          </table:table-cell>
          <table:table-cell table:number-columns-repeated="239"/>
        </table:table-row>
        <table:table-row table:style-name="ro1">
          <table:table-cell table:style-name="ce11" office:value-type="float" office:value="15">
            <text:p>15</text:p>
          </table:table-cell>
          <table:table-cell office:value-type="string">
            <text:p>PWM</text:p>
          </table:table-cell>
          <table:table-cell office:value-type="string">
            <text:p>PWM6</text:p>
          </table:table-cell>
          <table:table-cell office:value-type="string">
            <text:p>DDRP</text:p>
          </table:table-cell>
          <table:table-cell office:value-type="string">
            <text:p>PTP</text:p>
          </table:table-cell>
          <table:table-cell office:value-type="string">
            <text:p>PP6</text:p>
          </table:table-cell>
          <table:table-cell table:number-columns-repeated="2"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the designers</text:p>
          </table:table-cell>
          <table:table-cell table:number-columns-repeated="239"/>
        </table:table-row>
        <table:table-row table:style-name="ro1">
          <table:table-cell table:style-name="ce11" office:value-type="float" office:value="14">
            <text:p>14</text:p>
          </table:table-cell>
          <table:table-cell office:value-type="string">
            <text:p>PWM</text:p>
          </table:table-cell>
          <table:table-cell office:value-type="string">
            <text:p>PWM7</text:p>
          </table:table-cell>
          <table:table-cell office:value-type="string">
            <text:p>DDRP</text:p>
          </table:table-cell>
          <table:table-cell office:value-type="string">
            <text:p>PTP</text:p>
          </table:table-cell>
          <table:table-cell office:value-type="string">
            <text:p>PP7</text:p>
          </table:table-cell>
          <table:table-cell table:number-columns-repeated="2" table:style-name="ce17" office:value-type="string">
            <text:p>YES</text:p>
          </table:table-cell>
          <table:table-cell table:style-name="ce26" office:value-type="string">
            <text:p>NO</text:p>
          </table:table-cell>
          <table:table-cell table:style-name="ce30" office:value-type="string">
            <text:p>YES</text:p>
          </table:table-cell>
          <table:table-cell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Hardware PWM</text:p>
          </table:table-cell>
          <table:table-cell table:style-name="ce39" office:value-type="string">
            <text:p>Reserved for PWM applications (idle/boost/etc)</text:p>
          </table:table-cell>
          <table:table-cell table:style-name="ce25" office:value-type="string">
            <text:p>whim.</text:p>
          </table:table-cell>
          <table:table-cell table:number-columns-repeated="239"/>
        </table:table-row>
        <table:table-row table:style-name="ro1">
          <table:table-cell table:style-name="ce11" office:value-type="float" office:value="42">
            <text:p>42</text:p>
          </table:table-cell>
          <table:table-cell office:value-type="string">
            <text:p>SPI1</text:p>
          </table:table-cell>
          <table:table-cell office:value-type="string">
            <text:p>MISO1</text:p>
          </table:table-cell>
          <table:table-cell office:value-type="string">
            <text:p>DDRH</text:p>
          </table:table-cell>
          <table:table-cell office:value-type="string">
            <text:p>PTH</text:p>
          </table:table-cell>
          <table:table-cell office:value-type="string">
            <text:p>PH0</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SPI1 Master in</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41">
            <text:p>41</text:p>
          </table:table-cell>
          <table:table-cell office:value-type="string">
            <text:p>SPI1</text:p>
          </table:table-cell>
          <table:table-cell office:value-type="string">
            <text:p>MOSI1</text:p>
          </table:table-cell>
          <table:table-cell office:value-type="string">
            <text:p>DDRH</text:p>
          </table:table-cell>
          <table:table-cell office:value-type="string">
            <text:p>PTH</text:p>
          </table:table-cell>
          <table:table-cell office:value-type="string">
            <text:p>PH1</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SPI1 Master out</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40">
            <text:p>40</text:p>
          </table:table-cell>
          <table:table-cell office:value-type="string">
            <text:p>SPI1</text:p>
          </table:table-cell>
          <table:table-cell office:value-type="string">
            <text:p>SCK1</text:p>
          </table:table-cell>
          <table:table-cell office:value-type="string">
            <text:p>DDRH</text:p>
          </table:table-cell>
          <table:table-cell office:value-type="string">
            <text:p>PTH</text:p>
          </table:table-cell>
          <table:table-cell office:value-type="string">
            <text:p>PH2</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SPI1 Clock</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9">
            <text:p>39</text:p>
          </table:table-cell>
          <table:table-cell office:value-type="string">
            <text:p>SPI1</text:p>
          </table:table-cell>
          <table:table-cell office:value-type="string">
            <text:p>SS1</text:p>
          </table:table-cell>
          <table:table-cell office:value-type="string">
            <text:p>DDRH</text:p>
          </table:table-cell>
          <table:table-cell office:value-type="string">
            <text:p>PTH</text:p>
          </table:table-cell>
          <table:table-cell office:value-type="string">
            <text:p>PH3</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SPI1 Slave select</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8">
            <text:p>38</text:p>
          </table:table-cell>
          <table:table-cell office:value-type="string">
            <text:p>SPI2</text:p>
          </table:table-cell>
          <table:table-cell office:value-type="string">
            <text:p>MISO2</text:p>
          </table:table-cell>
          <table:table-cell office:value-type="string">
            <text:p>DDRH</text:p>
          </table:table-cell>
          <table:table-cell office:value-type="string">
            <text:p>PTH</text:p>
          </table:table-cell>
          <table:table-cell office:value-type="string">
            <text:p>PH4</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SPI2 Master in</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7">
            <text:p>37</text:p>
          </table:table-cell>
          <table:table-cell office:value-type="string">
            <text:p>SPI2</text:p>
          </table:table-cell>
          <table:table-cell office:value-type="string">
            <text:p>MOSI2</text:p>
          </table:table-cell>
          <table:table-cell office:value-type="string">
            <text:p>DDRH</text:p>
          </table:table-cell>
          <table:table-cell office:value-type="string">
            <text:p>PTH</text:p>
          </table:table-cell>
          <table:table-cell office:value-type="string">
            <text:p>PH5</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SPI2 Master out</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6">
            <text:p>36</text:p>
          </table:table-cell>
          <table:table-cell office:value-type="string">
            <text:p>SPI2</text:p>
          </table:table-cell>
          <table:table-cell office:value-type="string">
            <text:p>SCK2</text:p>
          </table:table-cell>
          <table:table-cell office:value-type="string">
            <text:p>DDRH</text:p>
          </table:table-cell>
          <table:table-cell office:value-type="string">
            <text:p>PTH</text:p>
          </table:table-cell>
          <table:table-cell office:value-type="string">
            <text:p>PH6</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SPI2 Clock</text:p>
          </table:table-cell>
          <table:table-cell table:style-name="ce39" office:value-type="string">
            <text:p>Reserved for data transfer to other chips</text:p>
          </table:table-cell>
          <table:table-cell table:number-columns-repeated="240"/>
        </table:table-row>
        <table:table-row table:style-name="ro1">
          <table:table-cell table:style-name="ce11" office:value-type="float" office:value="35">
            <text:p>35</text:p>
          </table:table-cell>
          <table:table-cell office:value-type="string">
            <text:p>SPI2</text:p>
          </table:table-cell>
          <table:table-cell office:value-type="string">
            <text:p>SS2</text:p>
          </table:table-cell>
          <table:table-cell office:value-type="string">
            <text:p>DDRH</text:p>
          </table:table-cell>
          <table:table-cell office:value-type="string">
            <text:p>PTH</text:p>
          </table:table-cell>
          <table:table-cell office:value-type="string">
            <text:p>PH7</text:p>
          </table:table-cell>
          <table:table-cell table:number-columns-repeated="2"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number-columns-repeated="2" table:style-name="ce37" office:value-type="string">
            <text:p>Low/PullDown/NeutralIn</text:p>
          </table:table-cell>
          <table:table-cell office:value-type="string">
            <text:p>SPI2 Slave select</text:p>
          </table:table-cell>
          <table:table-cell table:style-name="ce39" office:value-type="string">
            <text:p>Reserved for data transfer to other chips</text:p>
          </table:table-cell>
          <table:table-cell table:number-columns-repeated="240"/>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0</text:p>
          </table:table-cell>
          <table:table-cell table:style-name="ce5" office:value-type="string">
            <text:p>DDRD</text:p>
          </table:table-cell>
          <table:table-cell table:style-name="ce5" office:value-type="string">
            <text:p>PTD</text:p>
          </table:table-cell>
          <table:table-cell table:style-name="ce5" office:value-type="string">
            <text:p>PD0</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1</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2</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3</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4</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5</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6</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D</text:p>
          </table:table-cell>
          <table:table-cell table:style-name="ce5" office:value-type="string">
            <text:p>PTD</text:p>
          </table:table-cell>
          <table:table-cell table:style-name="ce5" office:value-type="string">
            <text:p>PD7</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0</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1</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2</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3</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4</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5</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text:p>
          </table:table-cell>
          <table:table-cell table:style-name="ce5" office:value-type="string">
            <text:p>DDRC</text:p>
          </table:table-cell>
          <table:table-cell table:style-name="ce5" office:value-type="string">
            <text:p>PTC</text:p>
          </table:table-cell>
          <table:table-cell table:style-name="ce5" office:value-type="string">
            <text:p>PC6</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3" office:value-type="string">
            <text:p>144 pin ONLY</text:p>
          </table:table-cell>
          <table:table-cell table:style-name="ce5" office:value-type="string">
            <text:p>EBI</text:p>
          </table:table-cell>
          <table:table-cell table:style-name="ce5" office:value-type="string">
            <text:p>DATA15</text:p>
          </table:table-cell>
          <table:table-cell table:style-name="ce5" office:value-type="string">
            <text:p>DDRC</text:p>
          </table:table-cell>
          <table:table-cell table:style-name="ce5" office:value-type="string">
            <text:p>PTC</text:p>
          </table:table-cell>
          <table:table-cell table:style-name="ce5" office:value-type="string">
            <text:p>PC7</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2" office:value-type="float" office:value="16">
            <text:p>16</text:p>
          </table:table-cell>
          <table:table-cell office:value-type="string">
            <text:p>EBI</text:p>
          </table:table-cell>
          <table:table-cell office:value-type="string">
            <text:p>ADDR0</text:p>
          </table:table-cell>
          <table:table-cell office:value-type="string">
            <text:p>DDRB</text:p>
          </table:table-cell>
          <table:table-cell office:value-type="string">
            <text:p>PTB</text:p>
          </table:table-cell>
          <table:table-cell office:value-type="string">
            <text:p>PB0</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External address bus</text:p>
          </table:table-cell>
          <table:table-cell table:style-name="ce36" office:value-type="string">
            <text:p>Ignition out 1</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5">
            <text:p>15</text:p>
          </table:table-cell>
          <table:table-cell office:value-type="string">
            <text:p>EBI</text:p>
          </table:table-cell>
          <table:table-cell office:value-type="string">
            <text:p>ADDR1</text:p>
          </table:table-cell>
          <table:table-cell office:value-type="string">
            <text:p>DDRB</text:p>
          </table:table-cell>
          <table:table-cell office:value-type="string">
            <text:p>PTB</text:p>
          </table:table-cell>
          <table:table-cell office:value-type="string">
            <text:p>PB1</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External address bus</text:p>
          </table:table-cell>
          <table:table-cell table:style-name="ce36" office:value-type="string">
            <text:p>Ignition out 2</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4">
            <text:p>14</text:p>
          </table:table-cell>
          <table:table-cell office:value-type="string">
            <text:p>EBI</text:p>
          </table:table-cell>
          <table:table-cell office:value-type="string">
            <text:p>ADDR2</text:p>
          </table:table-cell>
          <table:table-cell office:value-type="string">
            <text:p>DDRB</text:p>
          </table:table-cell>
          <table:table-cell office:value-type="string">
            <text:p>PTB</text:p>
          </table:table-cell>
          <table:table-cell office:value-type="string">
            <text:p>PB2</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External address bus</text:p>
          </table:table-cell>
          <table:table-cell table:style-name="ce36" office:value-type="string">
            <text:p>Ignition out 3</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3">
            <text:p>13</text:p>
          </table:table-cell>
          <table:table-cell office:value-type="string">
            <text:p>EBI</text:p>
          </table:table-cell>
          <table:table-cell office:value-type="string">
            <text:p>ADDR3</text:p>
          </table:table-cell>
          <table:table-cell office:value-type="string">
            <text:p>DDRB</text:p>
          </table:table-cell>
          <table:table-cell office:value-type="string">
            <text:p>PTB</text:p>
          </table:table-cell>
          <table:table-cell office:value-type="string">
            <text:p>PB3</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External address bus</text:p>
          </table:table-cell>
          <table:table-cell table:style-name="ce36" office:value-type="string">
            <text:p>Ignition out 4</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2">
            <text:p>12</text:p>
          </table:table-cell>
          <table:table-cell office:value-type="string">
            <text:p>EBI</text:p>
          </table:table-cell>
          <table:table-cell office:value-type="string">
            <text:p>ADDR4</text:p>
          </table:table-cell>
          <table:table-cell office:value-type="string">
            <text:p>DDRB</text:p>
          </table:table-cell>
          <table:table-cell office:value-type="string">
            <text:p>PTB</text:p>
          </table:table-cell>
          <table:table-cell office:value-type="string">
            <text:p>PB4</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External address bus</text:p>
          </table:table-cell>
          <table:table-cell table:style-name="ce36" office:value-type="string">
            <text:p>Ignition out 5</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1">
            <text:p>11</text:p>
          </table:table-cell>
          <table:table-cell office:value-type="string">
            <text:p>EBI</text:p>
          </table:table-cell>
          <table:table-cell office:value-type="string">
            <text:p>ADDR5</text:p>
          </table:table-cell>
          <table:table-cell office:value-type="string">
            <text:p>DDRB</text:p>
          </table:table-cell>
          <table:table-cell office:value-type="string">
            <text:p>PTB</text:p>
          </table:table-cell>
          <table:table-cell office:value-type="string">
            <text:p>PB5</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External address bus</text:p>
          </table:table-cell>
          <table:table-cell table:style-name="ce36" office:value-type="string">
            <text:p>Ignition out 6</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10">
            <text:p>10</text:p>
          </table:table-cell>
          <table:table-cell office:value-type="string">
            <text:p>EBI</text:p>
          </table:table-cell>
          <table:table-cell office:value-type="string">
            <text:p>ADDR6</text:p>
          </table:table-cell>
          <table:table-cell office:value-type="string">
            <text:p>DDRB</text:p>
          </table:table-cell>
          <table:table-cell office:value-type="string">
            <text:p>PTB</text:p>
          </table:table-cell>
          <table:table-cell office:value-type="string">
            <text:p>PB6</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External address bus</text:p>
          </table:table-cell>
          <table:table-cell table:style-name="ce36" office:value-type="string">
            <text:p>Ignition out 7</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9">
            <text:p>9</text:p>
          </table:table-cell>
          <table:table-cell office:value-type="string">
            <text:p>EBI</text:p>
          </table:table-cell>
          <table:table-cell office:value-type="string">
            <text:p>ADDR7</text:p>
          </table:table-cell>
          <table:table-cell office:value-type="string">
            <text:p>DDRB</text:p>
          </table:table-cell>
          <table:table-cell office:value-type="string">
            <text:p>PTB</text:p>
          </table:table-cell>
          <table:table-cell office:value-type="string">
            <text:p>PB7</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Low/PullDown/NeutralIn</text:p>
          </table:table-cell>
          <table:table-cell office:value-type="string">
            <text:p>External address bus</text:p>
          </table:table-cell>
          <table:table-cell table:style-name="ce36" office:value-type="string">
            <text:p>Ignition out 8</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8">
            <text:p>8</text:p>
          </table:table-cell>
          <table:table-cell office:value-type="string">
            <text:p>EBI</text:p>
          </table:table-cell>
          <table:table-cell office:value-type="string">
            <text:p>ADDR8</text:p>
          </table:table-cell>
          <table:table-cell office:value-type="string">
            <text:p>DDRA</text:p>
          </table:table-cell>
          <table:table-cell office:value-type="string">
            <text:p>PTA</text:p>
          </table:table-cell>
          <table:table-cell office:value-type="string">
            <text:p>PA0</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Ignition out 9</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7">
            <text:p>7</text:p>
          </table:table-cell>
          <table:table-cell office:value-type="string">
            <text:p>EBI</text:p>
          </table:table-cell>
          <table:table-cell office:value-type="string">
            <text:p>ADDR9</text:p>
          </table:table-cell>
          <table:table-cell office:value-type="string">
            <text:p>DDRA</text:p>
          </table:table-cell>
          <table:table-cell office:value-type="string">
            <text:p>PTA</text:p>
          </table:table-cell>
          <table:table-cell office:value-type="string">
            <text:p>PA1</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Ignition out 10</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6">
            <text:p>6</text:p>
          </table:table-cell>
          <table:table-cell office:value-type="string">
            <text:p>EBI</text:p>
          </table:table-cell>
          <table:table-cell office:value-type="string">
            <text:p>ADDR10</text:p>
          </table:table-cell>
          <table:table-cell office:value-type="string">
            <text:p>DDRA</text:p>
          </table:table-cell>
          <table:table-cell office:value-type="string">
            <text:p>PTA</text:p>
          </table:table-cell>
          <table:table-cell office:value-type="string">
            <text:p>PA2</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Ignition out 11</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5">
            <text:p>5</text:p>
          </table:table-cell>
          <table:table-cell office:value-type="string">
            <text:p>EBI</text:p>
          </table:table-cell>
          <table:table-cell office:value-type="string">
            <text:p>ADDR11</text:p>
          </table:table-cell>
          <table:table-cell office:value-type="string">
            <text:p>DDRA</text:p>
          </table:table-cell>
          <table:table-cell office:value-type="string">
            <text:p>PTA</text:p>
          </table:table-cell>
          <table:table-cell office:value-type="string">
            <text:p>PA3</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Ignition out 12</text:p>
          </table:table-cell>
          <table:table-cell office:value-type="string">
            <text:p>Bit banged using the down counting PIT timers</text:p>
          </table:table-cell>
          <table:table-cell table:number-columns-repeated="239"/>
        </table:table-row>
        <table:table-row table:style-name="ro1">
          <table:table-cell table:style-name="ce12" office:value-type="float" office:value="4">
            <text:p>4</text:p>
          </table:table-cell>
          <table:table-cell office:value-type="string">
            <text:p>EBI</text:p>
          </table:table-cell>
          <table:table-cell office:value-type="string">
            <text:p>ADDR12</text:p>
          </table:table-cell>
          <table:table-cell office:value-type="string">
            <text:p>DDRA</text:p>
          </table:table-cell>
          <table:table-cell office:value-type="string">
            <text:p>PTA</text:p>
          </table:table-cell>
          <table:table-cell office:value-type="string">
            <text:p>PA4</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9"/>
          <table:table-cell table:number-columns-repeated="240"/>
        </table:table-row>
        <table:table-row table:style-name="ro1">
          <table:table-cell table:style-name="ce12" office:value-type="float" office:value="3">
            <text:p>3</text:p>
          </table:table-cell>
          <table:table-cell office:value-type="string">
            <text:p>EBI</text:p>
          </table:table-cell>
          <table:table-cell office:value-type="string">
            <text:p>ADDR13</text:p>
          </table:table-cell>
          <table:table-cell office:value-type="string">
            <text:p>DDRA</text:p>
          </table:table-cell>
          <table:table-cell office:value-type="string">
            <text:p>PTA</text:p>
          </table:table-cell>
          <table:table-cell office:value-type="string">
            <text:p>PA5</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9"/>
          <table:table-cell table:number-columns-repeated="240"/>
        </table:table-row>
        <table:table-row table:style-name="ro1">
          <table:table-cell table:style-name="ce12" office:value-type="float" office:value="2">
            <text:p>2</text:p>
          </table:table-cell>
          <table:table-cell office:value-type="string">
            <text:p>EBI</text:p>
          </table:table-cell>
          <table:table-cell office:value-type="string">
            <text:p>ADDR14</text:p>
          </table:table-cell>
          <table:table-cell office:value-type="string">
            <text:p>DDRA</text:p>
          </table:table-cell>
          <table:table-cell office:value-type="string">
            <text:p>PTA</text:p>
          </table:table-cell>
          <table:table-cell office:value-type="string">
            <text:p>PA6</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office:value-type="string">
            <text:p>High/PullUp</text:p>
          </table:table-cell>
          <table:table-cell table:style-name="ce37" office:value-type="string">
            <text:p>N/A</text:p>
          </table:table-cell>
          <table:table-cell office:value-type="string">
            <text:p>External address bus</text:p>
          </table:table-cell>
          <table:table-cell table:style-name="ce36" office:value-type="string">
            <text:p>Tachometer output</text:p>
          </table:table-cell>
          <table:table-cell table:style-name="ce24" office:value-type="string">
            <text:p>Serial monitor load/run switch, <text:s/>If the MCU resets with this held down and any external capacitance, the MCU WILL reboot into monitor mode. Must be setup with correct pullup and driver resistances! Use for output that is non critical as it will track the switch during load.</text:p>
          </table:table-cell>
          <table:table-cell table:number-columns-repeated="239"/>
        </table:table-row>
        <table:table-row table:style-name="ro1">
          <table:table-cell table:style-name="ce12" office:value-type="float" office:value="1">
            <text:p>1</text:p>
          </table:table-cell>
          <table:table-cell office:value-type="string">
            <text:p>EBI</text:p>
          </table:table-cell>
          <table:table-cell office:value-type="string">
            <text:p>ADDR15</text:p>
          </table:table-cell>
          <table:table-cell office:value-type="string">
            <text:p>DDRA</text:p>
          </table:table-cell>
          <table:table-cell office:value-type="string">
            <text:p>PTA</text:p>
          </table:table-cell>
          <table:table-cell office:value-type="string">
            <text:p>PA7</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office:value-type="string">
            <text:p>Low/PullDown/NeutralIn</text:p>
          </table:table-cell>
          <table:table-cell table:style-name="ce37" office:value-type="string">
            <text:p>High/PullUp</text:p>
          </table:table-cell>
          <table:table-cell office:value-type="string">
            <text:p>External address bus</text:p>
          </table:table-cell>
          <table:table-cell table:style-name="ce36" office:value-type="string">
            <text:p>Fuel pump relay control</text:p>
          </table:table-cell>
          <table:table-cell table:number-columns-repeated="240"/>
        </table:table-row>
        <table:table-row table:style-name="ro1">
          <table:table-cell table:style-name="ce12" office:value-type="float" office:value="47">
            <text:p>47</text:p>
          </table:table-cell>
          <table:table-cell office:value-type="string">
            <text:p>EBI</text:p>
          </table:table-cell>
          <table:table-cell table:style-name="ce18" office:value-type="string">
            <text:p>ROMCTL/EWAIT</text:p>
          </table:table-cell>
          <table:table-cell office:value-type="string">
            <text:p>DDRK</text:p>
          </table:table-cell>
          <table:table-cell office:value-type="string">
            <text:p>PTK</text:p>
          </table:table-cell>
          <table:table-cell office:value-type="string">
            <text:p>PK7</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External address bus</text:p>
          </table:table-cell>
          <table:table-cell table:style-name="ce39"/>
          <table:table-cell table:style-name="ce24" office:value-type="string">
            <text:p>Warning, no effect due to mod abc state, but beware that output goes low during reset</text:p>
          </table:table-cell>
          <table:table-cell table:number-columns-repeated="239"/>
        </table:table-row>
        <table:table-row table:style-name="ro1">
          <table:table-cell table:style-name="ce13" office:value-type="string">
            <text:p>144 pin ONLY</text:p>
          </table:table-cell>
          <table:table-cell table:style-name="ce5" office:value-type="string">
            <text:p>EBI</text:p>
          </table:table-cell>
          <table:table-cell table:style-name="ce20" office:value-type="string">
            <text:p>ACC2/ADDR22</text:p>
          </table:table-cell>
          <table:table-cell table:style-name="ce5" office:value-type="string">
            <text:p>DDRK</text:p>
          </table:table-cell>
          <table:table-cell table:style-name="ce5" office:value-type="string">
            <text:p>PTK</text:p>
          </table:table-cell>
          <table:table-cell table:style-name="ce5" office:value-type="string">
            <text:p>PK6</text:p>
          </table:table-cell>
          <table:table-cell table:number-columns-repeated="2" table:style-name="ce5" office:value-type="string">
            <text:p>YES</text:p>
          </table:table-cell>
          <table:table-cell table:number-columns-repeated="4" table:style-name="ce27" office:value-type="string">
            <text:p>NO</text:p>
          </table:table-cell>
          <table:table-cell table:number-columns-repeated="2" table:style-name="ce38" office:value-type="string">
            <text:p>Don't know</text:p>
          </table:table-cell>
          <table:table-cell table:style-name="ce5" table:number-columns-repeated="242"/>
        </table:table-row>
        <table:table-row table:style-name="ro1">
          <table:table-cell table:style-name="ce12" office:value-type="float" office:value="46">
            <text:p>46</text:p>
          </table:table-cell>
          <table:table-cell office:value-type="string">
            <text:p>EBI</text:p>
          </table:table-cell>
          <table:table-cell table:style-name="ce18" office:value-type="string">
            <text:p>ACC1/ADDR21</text:p>
          </table:table-cell>
          <table:table-cell office:value-type="string">
            <text:p>DDRK</text:p>
          </table:table-cell>
          <table:table-cell office:value-type="string">
            <text:p>PTK</text:p>
          </table:table-cell>
          <table:table-cell office:value-type="string">
            <text:p>PK5</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External address bus</text:p>
          </table:table-cell>
          <table:table-cell table:style-name="ce36" office:value-type="string">
            <text:p>Second Stage injector out 6</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5">
            <text:p>45</text:p>
          </table:table-cell>
          <table:table-cell office:value-type="string">
            <text:p>EBI</text:p>
          </table:table-cell>
          <table:table-cell table:style-name="ce18" office:value-type="string">
            <text:p>ACC0/ADDR20</text:p>
          </table:table-cell>
          <table:table-cell office:value-type="string">
            <text:p>DDRK</text:p>
          </table:table-cell>
          <table:table-cell office:value-type="string">
            <text:p>PTK</text:p>
          </table:table-cell>
          <table:table-cell office:value-type="string">
            <text:p>PK4</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External address bus</text:p>
          </table:table-cell>
          <table:table-cell table:style-name="ce36" office:value-type="string">
            <text:p>Second Stage injector out 5</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4">
            <text:p>44</text:p>
          </table:table-cell>
          <table:table-cell office:value-type="string">
            <text:p>EBI</text:p>
          </table:table-cell>
          <table:table-cell table:style-name="ce18" office:value-type="string">
            <text:p>IQSTAT3/ADDR19</text:p>
          </table:table-cell>
          <table:table-cell office:value-type="string">
            <text:p>DDRK</text:p>
          </table:table-cell>
          <table:table-cell office:value-type="string">
            <text:p>PTK</text:p>
          </table:table-cell>
          <table:table-cell office:value-type="string">
            <text:p>PK3</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External address bus</text:p>
          </table:table-cell>
          <table:table-cell table:style-name="ce36" office:value-type="string">
            <text:p>Second Stage injector out 4</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3">
            <text:p>43</text:p>
          </table:table-cell>
          <table:table-cell office:value-type="string">
            <text:p>EBI</text:p>
          </table:table-cell>
          <table:table-cell table:style-name="ce18" office:value-type="string">
            <text:p>IQSTAT2/ADDR18</text:p>
          </table:table-cell>
          <table:table-cell office:value-type="string">
            <text:p>DDRK</text:p>
          </table:table-cell>
          <table:table-cell office:value-type="string">
            <text:p>PTK</text:p>
          </table:table-cell>
          <table:table-cell office:value-type="string">
            <text:p>PK2</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External address bus</text:p>
          </table:table-cell>
          <table:table-cell table:style-name="ce36" office:value-type="string">
            <text:p>Second Stage injector out 3</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2">
            <text:p>42</text:p>
          </table:table-cell>
          <table:table-cell office:value-type="string">
            <text:p>EBI</text:p>
          </table:table-cell>
          <table:table-cell table:style-name="ce18" office:value-type="string">
            <text:p>IQSTAT1/ADDR17</text:p>
          </table:table-cell>
          <table:table-cell office:value-type="string">
            <text:p>DDRK</text:p>
          </table:table-cell>
          <table:table-cell office:value-type="string">
            <text:p>PTK</text:p>
          </table:table-cell>
          <table:table-cell office:value-type="string">
            <text:p>PK1</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External address bus</text:p>
          </table:table-cell>
          <table:table-cell table:style-name="ce36" office:value-type="string">
            <text:p>Second Stage injector out 2</text:p>
          </table:table-cell>
          <table:table-cell office:value-type="string">
            <text:p>Bit banged by piggy backing the main injector channels</text:p>
          </table:table-cell>
          <table:table-cell table:number-columns-repeated="239"/>
        </table:table-row>
        <table:table-row table:style-name="ro1">
          <table:table-cell table:style-name="ce12" office:value-type="float" office:value="41">
            <text:p>41</text:p>
          </table:table-cell>
          <table:table-cell office:value-type="string">
            <text:p>EBI</text:p>
          </table:table-cell>
          <table:table-cell table:style-name="ce18" office:value-type="string">
            <text:p>IQSTAT0/ADDR16</text:p>
          </table:table-cell>
          <table:table-cell office:value-type="string">
            <text:p>DDRK</text:p>
          </table:table-cell>
          <table:table-cell office:value-type="string">
            <text:p>PTK</text:p>
          </table:table-cell>
          <table:table-cell office:value-type="string">
            <text:p>PK0</text:p>
          </table:table-cell>
          <table:table-cell table:number-columns-repeated="2" table:style-name="ce17" office:value-type="string">
            <text:p>YES</text:p>
          </table:table-cell>
          <table:table-cell table:number-columns-repeated="4" table:style-name="ce26" office:value-type="string">
            <text:p>NO</text:p>
          </table:table-cell>
          <table:table-cell table:number-columns-repeated="2" table:style-name="ce37" office:value-type="string">
            <text:p>High/PullUp</text:p>
          </table:table-cell>
          <table:table-cell office:value-type="string">
            <text:p>External address bus</text:p>
          </table:table-cell>
          <table:table-cell table:style-name="ce36" office:value-type="string">
            <text:p>Second Stage injector out 1</text:p>
          </table:table-cell>
          <table:table-cell office:value-type="string">
            <text:p>Bit banged by piggy backing the main injector channels</text:p>
          </table:table-cell>
          <table:table-cell table:number-columns-repeated="239"/>
        </table:table-row>
        <table:table-row table:style-name="ro1">
          <table:table-cell table:style-name="ce10" office:value-type="string">
            <text:p>43 H1, 48 H2</text:p>
          </table:table-cell>
          <table:table-cell office:value-type="string">
            <text:p>XEBI ctrl</text:p>
          </table:table-cell>
          <table:table-cell table:style-name="ce18" office:value-type="string">
            <text:p>ECLKX2/XCLKS</text:p>
          </table:table-cell>
          <table:table-cell office:value-type="string">
            <text:p>DDRE</text:p>
          </table:table-cell>
          <table:table-cell office:value-type="string">
            <text:p>PTE</text:p>
          </table:table-cell>
          <table:table-cell office:value-type="string">
            <text:p>PE7</text:p>
          </table:table-cell>
          <table:table-cell table:style-name="ce17" office:value-type="string">
            <text:p>YES</text:p>
          </table:table-cell>
          <table:table-cell table:style-name="ce24" office:value-type="string">
            <text:p>YES</text:p>
          </table:table-cell>
          <table:table-cell table:number-columns-repeated="4" table:style-name="ce26" office:value-type="string">
            <text:p>NO</text:p>
          </table:table-cell>
          <table:table-cell table:style-name="ce37" table:number-columns-repeated="2"/>
          <table:table-cell office:value-type="string">
            <text:p>System configuration</text:p>
          </table:table-cell>
          <table:table-cell table:style-name="ce36"/>
          <table:table-cell table:style-name="ce24" office:value-type="string">
            <text:p>Strongish pull ?? (need to check out jumpers!) required. Output ONLY, using as input will result in random behaviour, output goes low during reset</text:p>
          </table:table-cell>
          <table:table-cell table:number-columns-repeated="239"/>
        </table:table-row>
        <table:table-row table:style-name="ro1">
          <table:table-cell table:style-name="ce14" office:value-type="string">
            <text:p>JB1 : 4</text:p>
          </table:table-cell>
          <table:table-cell office:value-type="string">
            <text:p>XEBI ctrl</text:p>
          </table:table-cell>
          <table:table-cell table:style-name="ce18" office:value-type="string">
            <text:p>MODB/TAGHI</text:p>
          </table:table-cell>
          <table:table-cell office:value-type="string">
            <text:p>DDRE</text:p>
          </table:table-cell>
          <table:table-cell office:value-type="string">
            <text:p>PTE</text:p>
          </table:table-cell>
          <table:table-cell office:value-type="string">
            <text:p>PE6</text:p>
          </table:table-cell>
          <table:table-cell table:style-name="ce28" office:value-type="string">
            <text:p>YES</text:p>
          </table:table-cell>
          <table:table-cell table:style-name="ce24" office:value-type="string">
            <text:p>YES</text:p>
          </table:table-cell>
          <table:table-cell table:number-columns-repeated="4" table:style-name="ce26" office:value-type="string">
            <text:p>NO</text:p>
          </table:table-cell>
          <table:table-cell table:style-name="ce37" table:number-columns-repeated="2"/>
          <table:table-cell office:value-type="string">
            <text:p>System configuration</text:p>
          </table:table-cell>
          <table:table-cell table:style-name="ce36"/>
          <table:table-cell table:style-name="ce24" office:value-type="string">
            <text:p>Strongish pull DOWN required. Output ONLY, using as input will result in random behaviour, output goes low during reset.</text:p>
          </table:table-cell>
          <table:table-cell table:number-columns-repeated="239"/>
        </table:table-row>
        <table:table-row table:style-name="ro1">
          <table:table-cell table:style-name="ce14" office:value-type="string">
            <text:p>JB1 : 3</text:p>
          </table:table-cell>
          <table:table-cell office:value-type="string">
            <text:p>XEBI ctrl</text:p>
          </table:table-cell>
          <table:table-cell table:style-name="ce18" office:value-type="string">
            <text:p>MODA/TAGLO/RE</text:p>
          </table:table-cell>
          <table:table-cell office:value-type="string">
            <text:p>DDRE</text:p>
          </table:table-cell>
          <table:table-cell office:value-type="string">
            <text:p>PTE</text:p>
          </table:table-cell>
          <table:table-cell office:value-type="string">
            <text:p>PE5</text:p>
          </table:table-cell>
          <table:table-cell table:style-name="ce28" office:value-type="string">
            <text:p>YES</text:p>
          </table:table-cell>
          <table:table-cell table:style-name="ce24" office:value-type="string">
            <text:p>YES</text:p>
          </table:table-cell>
          <table:table-cell table:number-columns-repeated="4" table:style-name="ce26" office:value-type="string">
            <text:p>NO</text:p>
          </table:table-cell>
          <table:table-cell table:style-name="ce37" table:number-columns-repeated="2"/>
          <table:table-cell office:value-type="string">
            <text:p>System configuration</text:p>
          </table:table-cell>
          <table:table-cell table:style-name="ce36"/>
          <table:table-cell table:style-name="ce24" office:value-type="string">
            <text:p>Strongish pull DOWN required. Output ONLY, using as input will result in random behaviour, output goes low during reset.</text:p>
          </table:table-cell>
          <table:table-cell table:number-columns-repeated="239"/>
        </table:table-row>
        <table:table-row table:style-name="ro1">
          <table:table-cell table:style-name="ce10" office:value-type="string">
            <text:p>33 H1, 18 H2</text:p>
          </table:table-cell>
          <table:table-cell office:value-type="string">
            <text:p>XEBI ctrl</text:p>
          </table:table-cell>
          <table:table-cell table:style-name="ce21" office:value-type="string">
            <text:p>ECLK</text:p>
          </table:table-cell>
          <table:table-cell office:value-type="string">
            <text:p>DDRE</text:p>
          </table:table-cell>
          <table:table-cell office:value-type="string">
            <text:p>PTE</text:p>
          </table:table-cell>
          <table:table-cell office:value-type="string">
            <text:p>PE4</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System configuration</text:p>
          </table:table-cell>
          <table:table-cell table:style-name="ce39"/>
          <table:table-cell table:style-name="ce24" office:value-type="string">
            <text:p>Avoid using this as it is required for BDM use</text:p>
          </table:table-cell>
          <table:table-cell table:number-columns-repeated="239"/>
        </table:table-row>
        <table:table-row table:style-name="ro1">
          <table:table-cell table:style-name="ce12" office:value-type="float" office:value="19">
            <text:p>19</text:p>
          </table:table-cell>
          <table:table-cell office:value-type="string">
            <text:p>XEBI ctrl</text:p>
          </table:table-cell>
          <table:table-cell table:style-name="ce18" office:value-type="string">
            <text:p>LSTRB/LDS/EROMCTL</text:p>
          </table:table-cell>
          <table:table-cell office:value-type="string">
            <text:p>DDRE</text:p>
          </table:table-cell>
          <table:table-cell office:value-type="string">
            <text:p>PTE</text:p>
          </table:table-cell>
          <table:table-cell office:value-type="string">
            <text:p>PE3</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System configuration</text:p>
          </table:table-cell>
          <table:table-cell table:style-name="ce39"/>
          <table:table-cell table:style-name="ce24" office:value-type="string">
            <text:p>Warning, no effect due to mod abc state, but beware that output goes low during reset</text:p>
          </table:table-cell>
          <table:table-cell table:number-columns-repeated="239"/>
        </table:table-row>
        <table:table-row table:style-name="ro1">
          <table:table-cell table:style-name="ce12" office:value-type="float" office:value="17">
            <text:p>17</text:p>
          </table:table-cell>
          <table:table-cell office:value-type="string">
            <text:p>XEBI ctrl</text:p>
          </table:table-cell>
          <table:table-cell table:style-name="ce21" office:value-type="string">
            <text:p>R/W/WE</text:p>
          </table:table-cell>
          <table:table-cell office:value-type="string">
            <text:p>DDRE</text:p>
          </table:table-cell>
          <table:table-cell office:value-type="string">
            <text:p>PTE</text:p>
          </table:table-cell>
          <table:table-cell office:value-type="string">
            <text:p>PE2</text:p>
          </table:table-cell>
          <table:table-cell table:number-columns-repeated="2" table:style-name="ce17" office:value-type="string">
            <text:p>YES</text:p>
          </table:table-cell>
          <table:table-cell table:number-columns-repeated="4" table:style-name="ce26" office:value-type="string">
            <text:p>NO</text:p>
          </table:table-cell>
          <table:table-cell table:style-name="ce37" table:number-columns-repeated="2"/>
          <table:table-cell office:value-type="string">
            <text:p>System configuration</text:p>
          </table:table-cell>
          <table:table-cell table:style-name="ce39"/>
          <table:table-cell table:number-columns-repeated="240"/>
        </table:table-row>
        <table:table-row table:style-name="ro1">
          <table:table-cell table:style-name="ce10" office:value-type="string">
            <text:p>46 H1, 20 H2</text:p>
          </table:table-cell>
          <table:table-cell office:value-type="string">
            <text:p>XEBI ctrl</text:p>
          </table:table-cell>
          <table:table-cell table:style-name="ce21" office:value-type="string">
            <text:p>IRQ</text:p>
          </table:table-cell>
          <table:table-cell office:value-type="string">
            <text:p>DDRE</text:p>
          </table:table-cell>
          <table:table-cell office:value-type="string">
            <text:p>PTE</text:p>
          </table:table-cell>
          <table:table-cell office:value-type="string">
            <text:p>PE1</text:p>
          </table:table-cell>
          <table:table-cell table:style-name="ce26" office:value-type="string">
            <text:p>NO</text:p>
          </table:table-cell>
          <table:table-cell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style-name="ce37" table:number-columns-repeated="2"/>
          <table:table-cell office:value-type="string">
            <text:p>IRQ</text:p>
          </table:table-cell>
          <table:table-cell table:style-name="ce35" office:value-type="string">
            <text:p>(with interrupt cabability)</text:p>
          </table:table-cell>
          <table:table-cell table:number-columns-repeated="240"/>
        </table:table-row>
        <table:table-row table:style-name="ro1">
          <table:table-cell table:style-name="ce11" office:value-type="float" office:value="45">
            <text:p>45</text:p>
          </table:table-cell>
          <table:table-cell office:value-type="string">
            <text:p>XEBI ctrl</text:p>
          </table:table-cell>
          <table:table-cell table:style-name="ce21" office:value-type="string">
            <text:p>XIRQ</text:p>
          </table:table-cell>
          <table:table-cell office:value-type="string">
            <text:p>DDRE</text:p>
          </table:table-cell>
          <table:table-cell office:value-type="string">
            <text:p>PTE</text:p>
          </table:table-cell>
          <table:table-cell office:value-type="string">
            <text:p>PE0</text:p>
          </table:table-cell>
          <table:table-cell table:style-name="ce26" office:value-type="string">
            <text:p>NO</text:p>
          </table:table-cell>
          <table:table-cell table:style-name="ce17" office:value-type="string">
            <text:p>YES</text:p>
          </table:table-cell>
          <table:table-cell table:number-columns-repeated="3" table:style-name="ce26" office:value-type="string">
            <text:p>NO</text:p>
          </table:table-cell>
          <table:table-cell table:style-name="ce30" office:value-type="string">
            <text:p>YES</text:p>
          </table:table-cell>
          <table:table-cell table:style-name="ce37" table:number-columns-repeated="2"/>
          <table:table-cell office:value-type="string">
            <text:p>XIRQ</text:p>
          </table:table-cell>
          <table:table-cell table:style-name="ce35" office:value-type="string">
            <text:p>(with interrupt cabability)</text:p>
          </table:table-cell>
          <table:table-cell table:number-columns-repeated="240"/>
        </table:table-row>
        <table:table-row table:style-name="ro3">
          <table:table-cell table:style-name="ce10" office:value-type="string">
            <text:p>49,50 H1, 49 H2</text:p>
          </table:table-cell>
          <table:table-cell office:value-type="string">
            <text:p>XEBI ctrl</text:p>
          </table:table-cell>
          <table:table-cell table:number-columns-repeated="3" table:style-name="ce15" office:value-type="string">
            <text:p>N/A</text:p>
          </table:table-cell>
          <table:table-cell office:value-type="string">
            <text:p>TEST</text:p>
          </table:table-cell>
          <table:table-cell table:number-columns-repeated="8" table:style-name="ce15" office:value-type="string">
            <text:p>N/A</text:p>
          </table:table-cell>
          <table:table-cell table:number-columns-repeated="242"/>
        </table:table-row>
        <table:table-row table:style-name="ro1">
          <table:table-cell table:style-name="ce14" office:value-type="string">
            <text:p>Tactile switch</text:p>
          </table:table-cell>
          <table:table-cell office:value-type="string">
            <text:p>PLL</text:p>
          </table:table-cell>
          <table:table-cell table:number-columns-repeated="3" table:style-name="ce15" office:value-type="string">
            <text:p>N/A</text:p>
          </table:table-cell>
          <table:table-cell office:value-type="string">
            <text:p>RESET</text:p>
          </table:table-cell>
          <table:table-cell table:number-columns-repeated="8" table:style-name="ce15" office:value-type="string">
            <text:p>N/A</text:p>
          </table:table-cell>
          <table:table-cell table:number-columns-repeated="242"/>
        </table:table-row>
        <table:table-row table:style-name="ro1">
          <table:table-cell table:style-name="ce14" office:value-type="string">
            <text:p>Clock crystal</text:p>
          </table:table-cell>
          <table:table-cell office:value-type="string">
            <text:p>PLL</text:p>
          </table:table-cell>
          <table:table-cell table:number-columns-repeated="3" table:style-name="ce15" office:value-type="string">
            <text:p>N/A</text:p>
          </table:table-cell>
          <table:table-cell office:value-type="string">
            <text:p>XTAL</text:p>
          </table:table-cell>
          <table:table-cell table:number-columns-repeated="8" table:style-name="ce15" office:value-type="string">
            <text:p>N/A</text:p>
          </table:table-cell>
          <table:table-cell table:number-columns-repeated="242"/>
        </table:table-row>
        <table:table-row table:style-name="ro1">
          <table:table-cell table:style-name="ce14" office:value-type="string">
            <text:p>Clock crystal</text:p>
          </table:table-cell>
          <table:table-cell office:value-type="string">
            <text:p>PLL</text:p>
          </table:table-cell>
          <table:table-cell table:number-columns-repeated="3" table:style-name="ce15" office:value-type="string">
            <text:p>N/A</text:p>
          </table:table-cell>
          <table:table-cell office:value-type="string">
            <text:p>EXTAL</text:p>
          </table:table-cell>
          <table:table-cell table:number-columns-repeated="8"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PLL Supply</text:p>
          </table:table-cell>
          <table:table-cell table:number-columns-repeated="3" table:style-name="ce15" office:value-type="string">
            <text:p>N/A</text:p>
          </table:table-cell>
          <table:table-cell office:value-type="string">
            <text:p>VSSPLL</text:p>
          </table:table-cell>
          <table:table-cell table:number-columns-repeated="8"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PLL Supply</text:p>
          </table:table-cell>
          <table:table-cell table:number-columns-repeated="3" table:style-name="ce15" office:value-type="string">
            <text:p>N/A</text:p>
          </table:table-cell>
          <table:table-cell office:value-type="string">
            <text:p>VDDPLL</text:p>
          </table:table-cell>
          <table:table-cell table:number-columns-repeated="8" table:style-name="ce15" office:value-type="string">
            <text:p>N/A</text:p>
          </table:table-cell>
          <table:table-cell table:number-columns-repeated="242"/>
        </table:table-row>
        <table:table-row table:style-name="ro1">
          <table:table-cell table:style-name="ce15" office:value-type="string">
            <text:p>N/A</text:p>
          </table:table-cell>
          <table:table-cell office:value-type="string">
            <text:p>PLL</text:p>
          </table:table-cell>
          <table:table-cell table:number-columns-repeated="3" table:style-name="ce15" office:value-type="string">
            <text:p>N/A</text:p>
          </table:table-cell>
          <table:table-cell office:value-type="string">
            <text:p>XFC</text:p>
          </table:table-cell>
          <table:table-cell table:number-columns-repeated="8" table:style-name="ce15" office:value-type="string">
            <text:p>N/A</text:p>
          </table:table-cell>
          <table:table-cell table:number-columns-repeated="242"/>
        </table:table-row>
        <table:table-row table:style-name="ro1">
          <table:table-cell table:style-name="ce14" office:value-type="string">
            <text:p>J5 : 1</text:p>
          </table:table-cell>
          <table:table-cell office:value-type="string">
            <text:p>DEBUG</text:p>
          </table:table-cell>
          <table:table-cell table:number-columns-repeated="3" table:style-name="ce15" office:value-type="string">
            <text:p>N/A</text:p>
          </table:table-cell>
          <table:table-cell office:value-type="string">
            <text:p>BKGD</text:p>
          </table:table-cell>
          <table:table-cell table:number-columns-repeated="8" table:style-name="ce15" office:value-type="string">
            <text:p>N/A</text:p>
          </table:table-cell>
          <table:table-cell table:number-columns-repeated="2"/>
          <table:table-cell table:style-name="ce24" office:value-type="string">
            <text:p>Has pull up, MODC latched to this pin during reset. Fix to high with strong pull up.</text:p>
          </table:table-cell>
          <table:table-cell table:number-columns-repeated="239"/>
        </table:table-row>
        <table:table-row table:style-name="ro1">
          <table:table-cell table:style-name="ce10" office:value-type="string">
            <text:p>49,50 H1, 49 H2</text:p>
          </table:table-cell>
          <table:table-cell office:value-type="string">
            <text:p>Digital Supply</text:p>
          </table:table-cell>
          <table:table-cell table:number-columns-repeated="3" table:style-name="ce15" office:value-type="string">
            <text:p>N/A</text:p>
          </table:table-cell>
          <table:table-cell office:value-type="string">
            <text:p>VSS1</text:p>
          </table:table-cell>
          <table:table-cell table:number-columns-repeated="8"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Digital Supply</text:p>
          </table:table-cell>
          <table:table-cell table:number-columns-repeated="3" table:style-name="ce15" office:value-type="string">
            <text:p>N/A</text:p>
          </table:table-cell>
          <table:table-cell office:value-type="string">
            <text:p>VSS2</text:p>
          </table:table-cell>
          <table:table-cell table:number-columns-repeated="8"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Digital Supply</text:p>
          </table:table-cell>
          <table:table-cell table:number-columns-repeated="3" table:style-name="ce15" office:value-type="string">
            <text:p>N/A</text:p>
          </table:table-cell>
          <table:table-cell office:value-type="string">
            <text:p>VDD1</text:p>
          </table:table-cell>
          <table:table-cell table:number-columns-repeated="8"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Digital Supply</text:p>
          </table:table-cell>
          <table:table-cell table:number-columns-repeated="3" table:style-name="ce15" office:value-type="string">
            <text:p>N/A</text:p>
          </table:table-cell>
          <table:table-cell office:value-type="string">
            <text:p>VDD2</text:p>
          </table:table-cell>
          <table:table-cell table:number-columns-repeated="8"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VREG</text:p>
          </table:table-cell>
          <table:table-cell table:number-columns-repeated="3" table:style-name="ce15" office:value-type="string">
            <text:p>N/A</text:p>
          </table:table-cell>
          <table:table-cell office:value-type="string">
            <text:p>VREGEN</text:p>
          </table:table-cell>
          <table:table-cell table:number-columns-repeated="8"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VREG Supply</text:p>
          </table:table-cell>
          <table:table-cell table:number-columns-repeated="3" table:style-name="ce15" office:value-type="string">
            <text:p>N/A</text:p>
          </table:table-cell>
          <table:table-cell office:value-type="string">
            <text:p>VSSR1</text:p>
          </table:table-cell>
          <table:table-cell table:number-columns-repeated="8"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VREG Supply</text:p>
          </table:table-cell>
          <table:table-cell table:number-columns-repeated="3" table:style-name="ce15" office:value-type="string">
            <text:p>N/A</text:p>
          </table:table-cell>
          <table:table-cell office:value-type="string">
            <text:p>VSSR2</text:p>
          </table:table-cell>
          <table:table-cell table:number-columns-repeated="8"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VREG Supply</text:p>
          </table:table-cell>
          <table:table-cell table:number-columns-repeated="3" table:style-name="ce15" office:value-type="string">
            <text:p>N/A</text:p>
          </table:table-cell>
          <table:table-cell office:value-type="string">
            <text:p>VDDR1</text:p>
          </table:table-cell>
          <table:table-cell table:number-columns-repeated="8"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VREG Supply</text:p>
          </table:table-cell>
          <table:table-cell table:number-columns-repeated="3" table:style-name="ce15" office:value-type="string">
            <text:p>N/A</text:p>
          </table:table-cell>
          <table:table-cell office:value-type="string">
            <text:p>VDDR2</text:p>
          </table:table-cell>
          <table:table-cell table:number-columns-repeated="8"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I/O Supply</text:p>
          </table:table-cell>
          <table:table-cell table:number-columns-repeated="3" table:style-name="ce15" office:value-type="string">
            <text:p>N/A</text:p>
          </table:table-cell>
          <table:table-cell office:value-type="string">
            <text:p>VSSX1</text:p>
          </table:table-cell>
          <table:table-cell table:number-columns-repeated="8" table:style-name="ce15" office:value-type="string">
            <text:p>N/A</text:p>
          </table:table-cell>
          <table:table-cell table:number-columns-repeated="242"/>
        </table:table-row>
        <table:table-row table:style-name="ro1">
          <table:table-cell table:style-name="ce10" office:value-type="string">
            <text:p>49,50 H1, 49 H2</text:p>
          </table:table-cell>
          <table:table-cell office:value-type="string">
            <text:p>I/O Supply</text:p>
          </table:table-cell>
          <table:table-cell table:number-columns-repeated="3" table:style-name="ce15" office:value-type="string">
            <text:p>N/A</text:p>
          </table:table-cell>
          <table:table-cell office:value-type="string">
            <text:p>VSSX2</text:p>
          </table:table-cell>
          <table:table-cell table:number-columns-repeated="8"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I/O Supply</text:p>
          </table:table-cell>
          <table:table-cell table:number-columns-repeated="3" table:style-name="ce15" office:value-type="string">
            <text:p>N/A</text:p>
          </table:table-cell>
          <table:table-cell office:value-type="string">
            <text:p>VDDX1</text:p>
          </table:table-cell>
          <table:table-cell table:number-columns-repeated="8" table:style-name="ce15" office:value-type="string">
            <text:p>N/A</text:p>
          </table:table-cell>
          <table:table-cell table:number-columns-repeated="242"/>
        </table:table-row>
        <table:table-row table:style-name="ro1">
          <table:table-cell table:style-name="ce9" office:value-type="string">
            <text:p>47 H1, 50 H2</text:p>
          </table:table-cell>
          <table:table-cell office:value-type="string">
            <text:p>I/O Supply</text:p>
          </table:table-cell>
          <table:table-cell table:number-columns-repeated="3" table:style-name="ce15" office:value-type="string">
            <text:p>N/A</text:p>
          </table:table-cell>
          <table:table-cell office:value-type="string">
            <text:p>VDDX2</text:p>
          </table:table-cell>
          <table:table-cell table:number-columns-repeated="8" table:style-name="ce15" office:value-type="string">
            <text:p>N/A</text:p>
          </table:table-cell>
          <table:table-cell table:number-columns-repeated="242"/>
        </table:table-row>
        <table:table-row table:style-name="ro1" table:number-rows-repeated="2">
          <table:table-cell table:style-name="Default"/>
          <table:table-cell table:number-columns-repeated="255"/>
        </table:table-row>
        <table:table-row table:style-name="ro1" table:number-rows-repeated="65378">
          <table:table-cell table:number-columns-repeated="256"/>
        </table:table-row>
        <table:table-row table:style-name="ro1">
          <table:table-cell table:number-columns-repeated="256"/>
        </table:table-row>
      </table:table>
      <table:table table:name="Sheet2" table:style-name="ta1" table:print="false">
        <table:table-column table:style-name="co18" table:default-cell-style-name="Default"/>
        <table:table-row table:style-name="ro4">
          <table:table-cell office:value-type="string">
            <text:p><text:tab/><text:tab/>GNU Free Documentation License</text:p>
            <text:p><text:tab/><text:tab/> <text:s/>Version 1.2, November 2002</text:p>
            <text:p/>
            <text:p/>
            <text:p><text:s/>Copyright (C) 2000,2001,2002 <text:s/>Free Software Foundation, Inc.</text:p>
            <text:p><text:s text:c="5"/>51 Franklin St, Fifth Floor, Boston, MA <text:s/>02110-1301 <text:s/>USA</text:p>
            <text:p><text:s/>Everyone is permitted to copy and distribute verbatim copies</text:p>
            <text:p><text:s/>of this license document, but changing it is not allowed.</text:p>
            <text:p/>
            <text:p/>
            <text:p>0. PREAMBLE</text:p>
            <text:p/>
            <text:p>The purpose of this License is to make a manual, textbook, or other</text:p>
            <text:p>functional and useful document "free" in the sense of freedom: to</text:p>
            <text:p>assure everyone the effective freedom to copy and redistribute it,</text:p>
            <text:p>with or without modifying it, either commercially or noncommercially.</text:p>
            <text:p>Secondarily, this License preserves for the author and publisher a way</text:p>
            <text:p>to get credit for their work, while not being considered responsible</text:p>
            <text:p>for modifications made by others.</text:p>
            <text:p/>
            <text:p>This License is a kind of "copyleft", which means that derivative</text:p>
            <text:p>works of the document must themselves be free in the same sense. <text:s/>It</text:p>
            <text:p>complements the GNU General Public License, which is a copyleft</text:p>
            <text:p>license designed for free software.</text:p>
            <text:p/>
            <text:p>We have designed this License in order to use it for manuals for free</text:p>
            <text:p>software, because free software needs free documentation: a free</text:p>
            <text:p>program should come with manuals providing the same freedoms that the</text:p>
            <text:p>software does. <text:s/>But this License is not limited to software manuals;</text:p>
            <text:p>it can be used for any textual work, regardless of subject matter or</text:p>
            <text:p>whether it is published as a printed book. <text:s/>We recommend this License</text:p>
            <text:p>principally for works whose purpose is instruction or reference.</text:p>
            <text:p/>
            <text:p/>
            <text:p>1. APPLICABILITY AND DEFINITIONS</text:p>
            <text:p/>
            <text:p>This License applies to any manual or other work, in any medium, that</text:p>
            <text:p>contains a notice placed by the copyright holder saying it can be</text:p>
            <text:p>distributed under the terms of this License. <text:s/>Such a notice grants a</text:p>
            <text:p>world-wide, royalty-free license, unlimited in duration, to use that</text:p>
            <text:p>work under the conditions stated herein. <text:s/>The "Document", below,</text:p>
            <text:p>refers to any such manual or work. <text:s/>Any member of the public is a</text:p>
            <text:p>licensee, and is addressed as "you". <text:s/>You accept the license if you</text:p>
            <text:p>copy, modify or distribute the work in a way requiring permission</text:p>
            <text:p>under copyright law.</text:p>
            <text:p/>
            <text:p>A "Modified Version" of the Document means any work containing the</text:p>
            <text:p>Document or a portion of it, either copied verbatim, or with</text:p>
            <text:p>modifications and/or translated into another language.</text:p>
            <text:p/>
            <text:p>A "Secondary Section" is a named appendix or a front-matter section of</text:p>
            <text:p>the Document that deals exclusively with the relationship of the</text:p>
            <text:p>publishers or authors of the Document to the Document's overall subject</text:p>
            <text:p>(or to related matters) and contains nothing that could fall directly</text:p>
            <text:p>within that overall subject. <text:s/>(Thus, if the Document is in part a</text:p>
            <text:p>textbook of mathematics, a Secondary Section may not explain any</text:p>
            <text:p>mathematics.) <text:s/>The relationship could be a matter of historical</text:p>
            <text:p>connection with the subject or with related matters, or of legal,</text:p>
            <text:p>commercial, philosophical, ethical or political position regarding</text:p>
            <text:p>them.</text:p>
            <text:p/>
            <text:p>The "Invariant Sections" are certain Secondary Sections whose titles</text:p>
            <text:p>are designated, as being those of Invariant Sections, in the notice</text:p>
            <text:p>that says that the Document is released under this License. <text:s/>If a</text:p>
            <text:p>section does not fit the above definition of Secondary then it is not</text:p>
            <text:p>allowed to be designated as Invariant. <text:s/>The Document may contain zero</text:p>
            <text:p>Invariant Sections. <text:s/>If the Document does not identify any Invariant</text:p>
            <text:p>Sections then there are none.</text:p>
            <text:p/>
            <text:p>The "Cover Texts" are certain short passages of text that are listed,</text:p>
            <text:p>as Front-Cover Texts or Back-Cover Texts, in the notice that says that</text:p>
            <text:p>the Document is released under this License. <text:s/>A Front-Cover Text may</text:p>
            <text:p>be at most 5 words, and a Back-Cover Text may be at most 25 words.</text:p>
            <text:p/>
            <text:p>A "Transparent" copy of the Document means a machine-readable copy,</text:p>
            <text:p>represented in a format whose specification is available to the</text:p>
            <text:p>general public, that is suitable for revising the document</text:p>
            <text:p>straightforwardly with generic text editors or (for images composed of</text:p>
            <text:p>pixels) generic paint programs or (for drawings) some widely available</text:p>
            <text:p>drawing editor, and that is suitable for input to text formatters or</text:p>
            <text:p>for automatic translation to a variety of formats suitable for input</text:p>
            <text:p>to text formatters. <text:s/>A copy made in an otherwise Transparent file</text:p>
            <text:p>format whose markup, or absence of markup, has been arranged to thwart</text:p>
            <text:p>or discourage subsequent modification by readers is not Transparent.</text:p>
            <text:p>An image format is not Transparent if used for any substantial amount</text:p>
            <text:p>of text. <text:s/>A copy that is not "Transparent" is called "Opaque".</text:p>
            <text:p/>
            <text:p>Examples of suitable formats for Transparent copies include plain</text:p>
            <text:p>ASCII without markup, Texinfo input format, LaTeX input format, SGML</text:p>
            <text:p>or XML using a publicly available DTD, and standard-conforming simple</text:p>
            <text:p>HTML, PostScript or PDF designed for human modification. <text:s/>Examples of</text:p>
            <text:p>transparent image formats include PNG, XCF and JPG. <text:s/>Opaque formats</text:p>
            <text:p>include proprietary formats that can be read and edited only by</text:p>
            <text:p>proprietary word processors, SGML or XML for which the DTD and/or</text:p>
            <text:p>processing tools are not generally available, and the</text:p>
            <text:p>machine-generated HTML, PostScript or PDF produced by some word</text:p>
            <text:p>processors for output purposes only.</text:p>
            <text:p/>
            <text:p>The "Title Page" means, for a printed book, the title page itself,</text:p>
            <text:p>plus such following pages as are needed to hold, legibly, the material</text:p>
            <text:p>this License requires to appear in the title page. <text:s/>For works in</text:p>
            <text:p>formats which do not have any title page as such, "Title Page" means</text:p>
            <text:p>the text near the most prominent appearance of the work's title,</text:p>
            <text:p>preceding the beginning of the body of the text.</text:p>
            <text:p/>
            <text:p>A section "Entitled XYZ" means a named subunit of the Document whose</text:p>
            <text:p>title either is precisely XYZ or contains XYZ in parentheses following</text:p>
            <text:p>text that translates XYZ in another language. <text:s/>(Here XYZ stands for a</text:p>
            <text:p>specific section name mentioned below, such as "Acknowledgements",</text:p>
            <text:p>"Dedications", "Endorsements", or "History".) <text:s/>To "Preserve the Title"</text:p>
            <text:p>of such a section when you modify the Document means that it remains a</text:p>
            <text:p>section "Entitled XYZ" according to this definition.</text:p>
            <text:p/>
            <text:p>The Document may include Warranty Disclaimers next to the notice which</text:p>
            <text:p>states that this License applies to the Document. <text:s/>These Warranty</text:p>
            <text:p>Disclaimers are considered to be included by reference in this</text:p>
            <text:p>License, but only as regards disclaiming warranties: any other</text:p>
            <text:p>implication that these Warranty Disclaimers may have is void and has</text:p>
            <text:p>no effect on the meaning of this License.</text:p>
            <text:p/>
            <text:p/>
            <text:p>2. VERBATIM COPYING</text:p>
            <text:p/>
            <text:p>You may copy and distribute the Document in any medium, either</text:p>
            <text:p>commercially or noncommercially, provided that this License, the</text:p>
            <text:p>copyright notices, and the license notice saying this License applies</text:p>
            <text:p>to the Document are reproduced in all copies, and that you add no other</text:p>
            <text:p>conditions whatsoever to those of this License. <text:s/>You may not use</text:p>
            <text:p>technical measures to obstruct or control the reading or further</text:p>
            <text:p>copying of the copies you make or distribute. <text:s/>However, you may accept</text:p>
            <text:p>compensation in exchange for copies. <text:s/>If you distribute a large enough</text:p>
            <text:p>number of copies you must also follow the conditions in section 3.</text:p>
            <text:p/>
            <text:p>You may also lend copies, under the same conditions stated above, and</text:p>
            <text:p>you may publicly display copies.</text:p>
            <text:p/>
            <text:p/>
            <text:p>3. COPYING IN QUANTITY</text:p>
            <text:p/>
            <text:p>If you publish printed copies (or copies in media that commonly have</text:p>
            <text:p>printed covers) of the Document, numbering more than 100, and the</text:p>
            <text:p>Document's license notice requires Cover Texts, you must enclose the</text:p>
            <text:p>copies in covers that carry, clearly and legibly, all these Cover</text:p>
            <text:p>Texts: Front-Cover Texts on the front cover, and Back-Cover Texts on</text:p>
            <text:p>the back cover. <text:s/>Both covers must also clearly and legibly identify</text:p>
            <text:p>you as the publisher of these copies. <text:s/>The front cover must present</text:p>
            <text:p>the full title with all words of the title equally prominent and</text:p>
            <text:p>visible. <text:s/>You may add other material on the covers in addition.</text:p>
            <text:p>Copying with changes limited to the covers, as long as they preserve</text:p>
            <text:p>the title of the Document and satisfy these conditions, can be treated</text:p>
            <text:p>as verbatim copying in other respects.</text:p>
            <text:p/>
            <text:p>If the required texts for either cover are too voluminous to fit</text:p>
            <text:p>legibly, you should put the first ones listed (as many as fit</text:p>
            <text:p>reasonably) on the actual cover, and continue the rest onto adjacent</text:p>
            <text:p>pages.</text:p>
            <text:p/>
            <text:p>If you publish or distribute Opaque copies of the Document numbering</text:p>
            <text:p>more than 100, you must either include a machine-readable Transparent</text:p>
            <text:p>copy along with each Opaque copy, or state in or with each Opaque copy</text:p>
            <text:p>a computer-network location from which the general network-using</text:p>
            <text:p>public has access to download using public-standard network protocols</text:p>
            <text:p>a complete Transparent copy of the Document, free of added material.</text:p>
            <text:p>If you use the latter option, you must take reasonably prudent steps,</text:p>
            <text:p>when you begin distribution of Opaque copies in quantity, to ensure</text:p>
            <text:p>that this Transparent copy will remain thus accessible at the stated</text:p>
            <text:p>location until at least one year after the last time you distribute an</text:p>
            <text:p>Opaque copy (directly or through your agents or retailers) of that</text:p>
            <text:p>edition to the public.</text:p>
            <text:p/>
            <text:p>It is requested, but not required, that you contact the authors of the</text:p>
            <text:p>Document well before redistributing any large number of copies, to give</text:p>
            <text:p>them a chance to provide you with an updated version of the Document.</text:p>
            <text:p/>
            <text:p/>
            <text:p>4. MODIFICATIONS</text:p>
            <text:p/>
            <text:p>You may copy and distribute a Modified Version of the Document under</text:p>
            <text:p>the conditions of sections 2 and 3 above, provided that you release</text:p>
            <text:p>the Modified Version under precisely this License, with the Modified</text:p>
            <text:p>Version filling the role of the Document, thus licensing distribution</text:p>
            <text:p>and modification of the Modified Version to whoever possesses a copy</text:p>
            <text:p>of it. <text:s/>In addition, you must do these things in the Modified Version:</text:p>
            <text:p/>
            <text:p>A. Use in the Title Page (and on the covers, if any) a title distinct</text:p>
            <text:p><text:s text:c="3"/>from that of the Document, and from those of previous versions</text:p>
            <text:p><text:s text:c="3"/>(which should, if there were any, be listed in the History section</text:p>
            <text:p><text:s text:c="3"/>of the Document). <text:s/>You may use the same title as a previous version</text:p>
            <text:p><text:s text:c="3"/>if the original publisher of that version gives permission.</text:p>
            <text:p>B. List on the Title Page, as authors, one or more persons or entities</text:p>
            <text:p><text:s text:c="3"/>responsible for authorship of the modifications in the Modified</text:p>
            <text:p><text:s text:c="3"/>Version, together with at least five of the principal authors of the</text:p>
            <text:p><text:s text:c="3"/>Document (all of its principal authors, if it has fewer than five),</text:p>
            <text:p><text:s text:c="3"/>unless they release you from this requirement.</text:p>
            <text:p>C. State on the Title page the name of the publisher of the</text:p>
            <text:p><text:s text:c="3"/>Modified Version, as the publisher.</text:p>
            <text:p>D. Preserve all the copyright notices of the Document.</text:p>
            <text:p>E. Add an appropriate copyright notice for your modifications</text:p>
            <text:p><text:s text:c="3"/>adjacent to the other copyright notices.</text:p>
            <text:p>F. Include, immediately after the copyright notices, a license notice</text:p>
            <text:p><text:s text:c="3"/>giving the public permission to use the Modified Version under the</text:p>
            <text:p><text:s text:c="3"/>terms of this License, in the form shown in the Addendum below.</text:p>
            <text:p>G. Preserve in that license notice the full lists of Invariant Sections</text:p>
            <text:p><text:s text:c="3"/>and required Cover Texts given in the Document's license notice.</text:p>
            <text:p>H. Include an unaltered copy of this License.</text:p>
            <text:p>I. Preserve the section Entitled "History", Preserve its Title, and add</text:p>
            <text:p><text:s text:c="3"/>to it an item stating at least the title, year, new authors, and</text:p>
            <text:p><text:s text:c="3"/>publisher of the Modified Version as given on the Title Page. <text:s/>If</text:p>
            <text:p><text:s text:c="3"/>there is no section Entitled "History" in the Document, create one</text:p>
            <text:p><text:s text:c="3"/>stating the title, year, authors, and publisher of the Document as</text:p>
            <text:p><text:s text:c="3"/>given on its Title Page, then add an item describing the Modified</text:p>
            <text:p><text:s text:c="3"/>Version as stated in the previous sentence.</text:p>
            <text:p>J. Preserve the network location, if any, given in the Document for</text:p>
            <text:p><text:s text:c="3"/>public access to a Transparent copy of the Document, and likewise</text:p>
            <text:p><text:s text:c="3"/>the network locations given in the Document for previous versions</text:p>
            <text:p><text:s text:c="3"/>it was based on. <text:s/>These may be placed in the "History" section.</text:p>
            <text:p><text:s text:c="3"/>You may omit a network location for a work that was published at</text:p>
            <text:p><text:s text:c="3"/>least four years before the Document itself, or if the original</text:p>
            <text:p><text:s text:c="3"/>publisher of the version it refers to gives permission.</text:p>
            <text:p>K. For any section Entitled "Acknowledgements" or "Dedications",</text:p>
            <text:p><text:s text:c="3"/>Preserve the Title of the section, and preserve in the section all</text:p>
            <text:p><text:s text:c="3"/>the substance and tone of each of the contributor acknowledgements</text:p>
            <text:p><text:s text:c="3"/>and/or dedications given therein.</text:p>
            <text:p>L. Preserve all the Invariant Sections of the Document,</text:p>
            <text:p><text:s text:c="3"/>unaltered in their text and in their titles. <text:s/>Section numbers</text:p>
            <text:p><text:s text:c="3"/>or the equivalent are not considered part of the section titles.</text:p>
            <text:p>M. Delete any section Entitled "Endorsements". <text:s/>Such a section</text:p>
            <text:p><text:s text:c="3"/>may not be included in the Modified Version.</text:p>
            <text:p>N. Do not retitle any existing section to be Entitled "Endorsements"</text:p>
            <text:p><text:s text:c="3"/>or to conflict in title with any Invariant Section.</text:p>
            <text:p>O. Preserve any Warranty Disclaimers.</text:p>
            <text:p/>
            <text:p>If the Modified Version includes new front-matter sections or</text:p>
            <text:p>appendices that qualify as Secondary Sections and contain no material</text:p>
            <text:p>copied from the Document, you may at your option designate some or all</text:p>
            <text:p>of these sections as invariant. <text:s/>To do this, add their titles to the</text:p>
            <text:p>list of Invariant Sections in the Modified Version's license notice.</text:p>
            <text:p>These titles must be distinct from any other section titles.</text:p>
            <text:p/>
            <text:p>You may add a section Entitled "Endorsements", provided it contains</text:p>
            <text:p>nothing but endorsements of your Modified Version by various</text:p>
            <text:p>parties--for example, statements of peer review or that the text has</text:p>
            <text:p>been approved by an organization as the authoritative definition of a</text:p>
            <text:p>standard.</text:p>
            <text:p/>
            <text:p>You may add a passage of up to five words as a Front-Cover Text, and a</text:p>
            <text:p>passage of up to 25 words as a Back-Cover Text, to the end of the list</text:p>
            <text:p>of Cover Texts in the Modified Version. <text:s/>Only one passage of</text:p>
            <text:p>Front-Cover Text and one of Back-Cover Text may be added by (or</text:p>
            <text:p>through arrangements made by) any one entity. <text:s/>If the Document already</text:p>
            <text:p>includes a cover text for the same cover, previously added by you or</text:p>
            <text:p>by arrangement made by the same entity you are acting on behalf of,</text:p>
            <text:p>you may not add another; but you may replace the old one, on explicit</text:p>
            <text:p>permission from the previous publisher that added the old one.</text:p>
            <text:p/>
            <text:p>The author(s) and publisher(s) of the Document do not by this License</text:p>
            <text:p>give permission to use their names for publicity for or to assert or</text:p>
            <text:p>imply endorsement of any Modified Version.</text:p>
            <text:p/>
            <text:p/>
            <text:p>5. COMBINING DOCUMENTS</text:p>
            <text:p/>
            <text:p>You may combine the Document with other documents released under this</text:p>
            <text:p>License, under the terms defined in section 4 above for modified</text:p>
            <text:p>versions, provided that you include in the combination all of the</text:p>
            <text:p>Invariant Sections of all of the original documents, unmodified, and</text:p>
            <text:p>list them all as Invariant Sections of your combined work in its</text:p>
            <text:p>license notice, and that you preserve all their Warranty Disclaimers.</text:p>
            <text:p/>
            <text:p>The combined work need only contain one copy of this License, and</text:p>
            <text:p>multiple identical Invariant Sections may be replaced with a single</text:p>
            <text:p>copy. <text:s/>If there are multiple Invariant Sections with the same name but</text:p>
            <text:p>different contents, make the title of each such section unique by</text:p>
            <text:p>adding at the end of it, in parentheses, the name of the original</text:p>
            <text:p>author or publisher of that section if known, or else a unique number.</text:p>
            <text:p>Make the same adjustment to the section titles in the list of</text:p>
            <text:p>Invariant Sections in the license notice of the combined work.</text:p>
            <text:p/>
            <text:p>In the combination, you must combine any sections Entitled "History"</text:p>
            <text:p>in the various original documents, forming one section Entitled</text:p>
            <text:p>"History"; likewise combine any sections Entitled "Acknowledgements",</text:p>
            <text:p>and any sections Entitled "Dedications". <text:s/>You must delete all sections</text:p>
            <text:p>Entitled "Endorsements".</text:p>
            <text:p/>
            <text:p/>
            <text:p>6. COLLECTIONS OF DOCUMENTS</text:p>
            <text:p/>
            <text:p>You may make a collection consisting of the Document and other documents</text:p>
            <text:p>released under this License, and replace the individual copies of this</text:p>
            <text:p>License in the various documents with a single copy that is included in</text:p>
            <text:p>the collection, provided that you follow the rules of this License for</text:p>
            <text:p>verbatim copying of each of the documents in all other respects.</text:p>
            <text:p/>
            <text:p>You may extract a single document from such a collection, and distribute</text:p>
            <text:p>it individually under this License, provided you insert a copy of this</text:p>
            <text:p>License into the extracted document, and follow this License in all</text:p>
            <text:p>other respects regarding verbatim copying of that document.</text:p>
            <text:p/>
            <text:p/>
            <text:p>7. AGGREGATION WITH INDEPENDENT WORKS</text:p>
            <text:p/>
            <text:p>A compilation of the Document or its derivatives with other separate</text:p>
            <text:p>and independent documents or works, in or on a volume of a storage or</text:p>
            <text:p>distribution medium, is called an "aggregate" if the copyright</text:p>
            <text:p>resulting from the compilation is not used to limit the legal rights</text:p>
            <text:p>of the compilation's users beyond what the individual works permit.</text:p>
            <text:p>When the Document is included in an aggregate, this License does not</text:p>
            <text:p>apply to the other works in the aggregate which are not themselves</text:p>
            <text:p>derivative works of the Document.</text:p>
            <text:p/>
            <text:p>If the Cover Text requirement of section 3 is applicable to these</text:p>
            <text:p>copies of the Document, then if the Document is less than one half of</text:p>
            <text:p>the entire aggregate, the Document's Cover Texts may be placed on</text:p>
            <text:p>covers that bracket the Document within the aggregate, or the</text:p>
            <text:p>electronic equivalent of covers if the Document is in electronic form.</text:p>
            <text:p>Otherwise they must appear on printed covers that bracket the whole</text:p>
            <text:p>aggregate.</text:p>
            <text:p/>
            <text:p/>
            <text:p>8. TRANSLATION</text:p>
            <text:p/>
            <text:p>Translation is considered a kind of modification, so you may</text:p>
            <text:p>distribute translations of the Document under the terms of section 4.</text:p>
            <text:p>Replacing Invariant Sections with translations requires special</text:p>
            <text:p>permission from their copyright holders, but you may include</text:p>
            <text:p>translations of some or all Invariant Sections in addition to the</text:p>
            <text:p>original versions of these Invariant Sections. <text:s/>You may include a</text:p>
            <text:p>translation of this License, and all the license notices in the</text:p>
            <text:p>Document, and any Warranty Disclaimers, provided that you also include</text:p>
            <text:p>the original English version of this License and the original versions</text:p>
            <text:p>of those notices and disclaimers. <text:s/>In case of a disagreement between</text:p>
            <text:p>the translation and the original version of this License or a notice</text:p>
            <text:p>or disclaimer, the original version will prevail.</text:p>
            <text:p/>
            <text:p>If a section in the Document is Entitled "Acknowledgements",</text:p>
            <text:p>"Dedications", or "History", the requirement (section 4) to Preserve</text:p>
            <text:p>its Title (section 1) will typically require changing the actual</text:p>
            <text:p>title.</text:p>
            <text:p/>
            <text:p/>
            <text:p>9. TERMINATION</text:p>
            <text:p/>
            <text:p>You may not copy, modify, sublicense, or distribute the Document except</text:p>
            <text:p>as expressly provided for under this License. <text:s/>Any other attempt to</text:p>
            <text:p>copy, modify, sublicense or distribute the Document is void, and will</text:p>
            <text:p>automatically terminate your rights under this License. <text:s/>However,</text:p>
            <text:p>parties who have received copies, or rights, from you under this</text:p>
            <text:p>License will not have their licenses terminated so long as such</text:p>
            <text:p>parties remain in full compliance.</text:p>
            <text:p/>
            <text:p/>
            <text:p>10. FUTURE REVISIONS OF THIS LICENSE</text:p>
            <text:p/>
            <text:p>The Free Software Foundation may publish new, revised versions</text:p>
            <text:p>of the GNU Free Documentation License from time to time. <text:s/>Such new</text:p>
            <text:p>versions will be similar in spirit to the present version, but may</text:p>
            <text:p>differ in detail to address new problems or concerns. <text:s/>See</text:p>
            <text:p>http://www.gnu.org/copyleft/.</text:p>
            <text:p/>
            <text:p>Each version of the License is given a distinguishing version number.</text:p>
            <text:p>If the Document specifies that a particular numbered version of this</text:p>
            <text:p>License "or any later version" applies to it, you have the option of</text:p>
            <text:p>following the terms and conditions either of that specified version or</text:p>
            <text:p>of any later version that has been published (not as a draft) by the</text:p>
            <text:p>Free Software Foundation. <text:s/>If the Document does not specify a version</text:p>
            <text:p>number of this License, you may choose any version ever published (not</text:p>
            <text:p>as a draft) by the Free Software Foundation.</text:p>
            <text:p/>
            <text:p/>
            <text:p>ADDENDUM: How to use this License for your documents</text:p>
            <text:p/>
            <text:p>To use this License in a document you have written, include a copy of</text:p>
            <text:p>the License in the document and put the following copyright and</text:p>
            <text:p>license notices just after the title page:</text:p>
            <text:p/>
            <text:p><text:s text:c="4"/>Copyright (c) <text:s/>YEAR <text:s/>YOUR NAME.</text:p>
            <text:p><text:s text:c="4"/>Permission is granted to copy, distribute and/or modify this document</text:p>
            <text:p><text:s text:c="4"/>under the terms of the GNU Free Documentation License, Version 1.2</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ext:p/>
            <text:p>If you have Invariant Sections, Front-Cover Texts and Back-Cover Texts,</text:p>
            <text:p>replace the "with...Texts." line with this:</text:p>
            <text:p/>
            <text:p><text:s text:c="4"/>with the Invariant Sections being LIST THEIR TITLES, with the</text:p>
            <text:p><text:s text:c="4"/>Front-Cover Texts being LIST, and with the Back-Cover Texts being LIST.</text:p>
            <text:p/>
            <text:p>If you have Invariant Sections without Cover Texts, or some other</text:p>
            <text:p>combination of the three, merge those two alternatives to suit the</text:p>
            <text:p>situation.</text:p>
            <text:p/>
            <text:p>If your document contains nontrivial examples of program code, we</text:p>
            <text:p>recommend releasing these examples in parallel under your choice of</text:p>
            <text:p>free software license, such as the GNU General Public License,</text:p>
            <text:p>to permit their use in free software.</text:p>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lbany AMT" svg:font-family="'Albany AMT'"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NZ" style:font-name-asian="Andale Sans UI" style:language-asian="zxx" style:country-asian="none" style:font-name-complex="Andale Sans UI" style:language-complex="zxx" style:country-complex="none"/>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21">21/12/2008</text:date>, <text:time>05:46: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17T07:11:00</meta:creation-date>
    <dc:date>2008-12-21T05:46:24</dc:date>
    <meta:editing-cycles>91</meta:editing-cycles>
    <meta:editing-duration>P19DT9H3M51S</meta:editing-duration>
    <meta:user-defined meta:name="Info 1"/>
    <meta:user-defined meta:name="Info 2"/>
    <meta:user-defined meta:name="Info 3"/>
    <meta:user-defined meta:name="Info 4"/>
    <meta:document-statistic meta:table-count="2" meta:cell-count="2304"/>
  </office:meta>
</office:document-meta>
</file>